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4_3_18_52" table:style-name="ta1">
        <table:shapes>
          <draw:frame draw:z-index="0" draw:style-name="gr1" draw:text-style-name="P1" svg:width="453.51pt" svg:height="255.09pt" svg:x="437.07pt" svg:y="33.93pt">
            <loext:p draw:notify-on-update-of-ranges="data_4_3_18_52.B3:data_4_3_18_52.B200 data_4_3_18_52.F3:data_4_3_18_52.F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ydrofly Data</text:p>
          </table:table-cell>
          <table:table-cell office:value-type="string" calcext:value-type="string">
            <text:p>Version 0</text:p>
          </table:table-cell>
          <table:table-cell table:style-name="ce1" office:value-type="string" calcext:value-type="string">
            <text:p>4/4/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ure 0</text:p>
          </table:table-cell>
          <table:table-cell office:value-type="string" calcext:value-type="string">
            <text:p>Pressure 1</text:p>
          </table:table-cell>
          <table:table-cell office:value-type="string" calcext:value-type="string">
            <text:p>Distan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54422922.64593" calcext:value-type="float">
            <text:p>1554422922.64593</text:p>
          </table:table-cell>
          <table:table-cell office:value-type="float" office:value="1.43219017982483" calcext:value-type="float">
            <text:p>1.432190179824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321875" calcext:value-type="float">
            <text:p>19.93218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19.9321875" calcext:value-type="float">
            <text:p>19.9321875</text:p>
          </table:table-cell>
        </table:table-row>
        <table:table-row table:style-name="ro1">
          <table:table-cell/>
          <table:table-cell office:value-type="float" office:value="1554422922.67879" calcext:value-type="float">
            <text:p>1554422922.67879</text:p>
          </table:table-cell>
          <table:table-cell office:value-type="float" office:value="0.0328769683837891" calcext:value-type="float">
            <text:p>0.0328769683837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2.71159" calcext:value-type="float">
            <text:p>1554422922.71159</text:p>
          </table:table-cell>
          <table:table-cell office:value-type="float" office:value="0.0328013896942139" calcext:value-type="float">
            <text:p>0.0328013896942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0.8340625" calcext:value-type="float">
            <text:p>20.8340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422922.74555" calcext:value-type="float">
            <text:p>1554422922.74555</text:p>
          </table:table-cell>
          <table:table-cell office:value-type="float" office:value="0.0339682102203369" calcext:value-type="float">
            <text:p>0.0339682102203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2.77511" calcext:value-type="float">
            <text:p>1554422922.77511</text:p>
          </table:table-cell>
          <table:table-cell office:value-type="float" office:value="0.0295720100402832" calcext:value-type="float">
            <text:p>0.0295720100402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2.80397" calcext:value-type="float">
            <text:p>1554422922.80397</text:p>
          </table:table-cell>
          <table:table-cell office:value-type="float" office:value="0.028862476348877" calcext:value-type="float">
            <text:p>0.028862476348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2.83281" calcext:value-type="float">
            <text:p>1554422922.83281</text:p>
          </table:table-cell>
          <table:table-cell office:value-type="float" office:value="0.0288457870483398" calcext:value-type="float">
            <text:p>0.02884578704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422922.86277" calcext:value-type="float">
            <text:p>1554422922.86277</text:p>
          </table:table-cell>
          <table:table-cell office:value-type="float" office:value="0.029961109161377" calcext:value-type="float">
            <text:p>0.02996110916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422922.89309" calcext:value-type="float">
            <text:p>1554422922.89309</text:p>
          </table:table-cell>
          <table:table-cell office:value-type="float" office:value="0.0303277969360352" calcext:value-type="float">
            <text:p>0.030327796936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2.9237" calcext:value-type="float">
            <text:p>1554422922.9237</text:p>
          </table:table-cell>
          <table:table-cell office:value-type="float" office:value="0.0306055545806885" calcext:value-type="float">
            <text:p>0.0306055545806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422922.95411" calcext:value-type="float">
            <text:p>1554422922.95411</text:p>
          </table:table-cell>
          <table:table-cell office:value-type="float" office:value="0.0304193496704102" calcext:value-type="float">
            <text:p>0.030419349670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2.98433" calcext:value-type="float">
            <text:p>1554422922.98433</text:p>
          </table:table-cell>
          <table:table-cell office:value-type="float" office:value="0.0302238464355469" calcext:value-type="float">
            <text:p>0.0302238464355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422923.01469" calcext:value-type="float">
            <text:p>1554422923.01469</text:p>
          </table:table-cell>
          <table:table-cell office:value-type="float" office:value="0.0303623676300049" calcext:value-type="float">
            <text:p>0.0303623676300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23.04503" calcext:value-type="float">
            <text:p>1554422923.04503</text:p>
          </table:table-cell>
          <table:table-cell office:value-type="float" office:value="0.0303409099578857" calcext:value-type="float">
            <text:p>0.0303409099578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422923.07539" calcext:value-type="float">
            <text:p>1554422923.07539</text:p>
          </table:table-cell>
          <table:table-cell office:value-type="float" office:value="0.0303597450256348" calcext:value-type="float">
            <text:p>0.0303597450256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3.10542" calcext:value-type="float">
            <text:p>1554422923.10542</text:p>
          </table:table-cell>
          <table:table-cell office:value-type="float" office:value="0.0300359725952148" calcext:value-type="float">
            <text:p>0.030035972595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422923.13581" calcext:value-type="float">
            <text:p>1554422923.13581</text:p>
          </table:table-cell>
          <table:table-cell office:value-type="float" office:value="0.0303914546966553" calcext:value-type="float">
            <text:p>0.0303914546966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3.16612" calcext:value-type="float">
            <text:p>1554422923.16612</text:p>
          </table:table-cell>
          <table:table-cell office:value-type="float" office:value="0.0303187370300293" calcext:value-type="float">
            <text:p>0.0303187370300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422923.19649" calcext:value-type="float">
            <text:p>1554422923.19649</text:p>
          </table:table-cell>
          <table:table-cell office:value-type="float" office:value="0.0303699970245361" calcext:value-type="float">
            <text:p>0.0303699970245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3.22703" calcext:value-type="float">
            <text:p>1554422923.22703</text:p>
          </table:table-cell>
          <table:table-cell office:value-type="float" office:value="0.0305464267730713" calcext:value-type="float">
            <text:p>0.0305464267730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3.25748" calcext:value-type="float">
            <text:p>1554422923.25748</text:p>
          </table:table-cell>
          <table:table-cell office:value-type="float" office:value="0.0304510593414307" calcext:value-type="float">
            <text:p>0.030451059341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3.28793" calcext:value-type="float">
            <text:p>1554422923.28793</text:p>
          </table:table-cell>
          <table:table-cell office:value-type="float" office:value="0.0304594039916992" calcext:value-type="float">
            <text:p>0.0304594039916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3.31806" calcext:value-type="float">
            <text:p>1554422923.31806</text:p>
          </table:table-cell>
          <table:table-cell office:value-type="float" office:value="0.030134916305542" calcext:value-type="float">
            <text:p>0.0301349163055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422923.34831" calcext:value-type="float">
            <text:p>1554422923.34831</text:p>
          </table:table-cell>
          <table:table-cell office:value-type="float" office:value="0.0302548408508301" calcext:value-type="float">
            <text:p>0.030254840850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23.37819" calcext:value-type="float">
            <text:p>1554422923.37819</text:p>
          </table:table-cell>
          <table:table-cell office:value-type="float" office:value="0.0298798084259033" calcext:value-type="float">
            <text:p>0.0298798084259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3.40794" calcext:value-type="float">
            <text:p>1554422923.40794</text:p>
          </table:table-cell>
          <table:table-cell office:value-type="float" office:value="0.0297551155090332" calcext:value-type="float">
            <text:p>0.029755115509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3.43714" calcext:value-type="float">
            <text:p>1554422923.43714</text:p>
          </table:table-cell>
          <table:table-cell office:value-type="float" office:value="0.0292069911956787" calcext:value-type="float">
            <text:p>0.0292069911956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422923.46586" calcext:value-type="float">
            <text:p>1554422923.46586</text:p>
          </table:table-cell>
          <table:table-cell office:value-type="float" office:value="0.0287203788757324" calcext:value-type="float">
            <text:p>0.0287203788757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422923.49513" calcext:value-type="float">
            <text:p>1554422923.49513</text:p>
          </table:table-cell>
          <table:table-cell office:value-type="float" office:value="0.0292718410491943" calcext:value-type="float">
            <text:p>0.029271841049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3.52548" calcext:value-type="float">
            <text:p>1554422923.52548</text:p>
          </table:table-cell>
          <table:table-cell office:value-type="float" office:value="0.0303606986999512" calcext:value-type="float">
            <text:p>0.030360698699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024010561437" calcext:value-type="float">
            <text:p>0.01440240105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376469345444" calcext:value-type="float">
            <text:p>0.474376469345444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422923.55498" calcext:value-type="float">
            <text:p>1554422923.55498</text:p>
          </table:table-cell>
          <table:table-cell office:value-type="float" office:value="0.0294981002807617" calcext:value-type="float">
            <text:p>0.029498100280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526222456106" calcext:value-type="float">
            <text:p>0.042152622245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0746045519592" calcext:value-type="float">
            <text:p>0.940746045519592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422923.58525" calcext:value-type="float">
            <text:p>1554422923.58525</text:p>
          </table:table-cell>
          <table:table-cell office:value-type="float" office:value="0.0302784442901611" calcext:value-type="float">
            <text:p>0.03027844429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303754682632" calcext:value-type="float">
            <text:p>0.08530375468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14364422095" calcext:value-type="float">
            <text:p>1.4251436442209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422923.61569" calcext:value-type="float">
            <text:p>1554422923.61569</text:p>
          </table:table-cell>
          <table:table-cell office:value-type="float" office:value="0.0304436683654785" calcext:value-type="float">
            <text:p>0.030443668365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97243038345" calcext:value-type="float">
            <text:p>0.143697243038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808318415163" calcext:value-type="float">
            <text:p>1.91808318415163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422923.64644" calcext:value-type="float">
            <text:p>1554422923.64644</text:p>
          </table:table-cell>
          <table:table-cell office:value-type="float" office:value="0.0307650566101074" calcext:value-type="float">
            <text:p>0.03076505661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220258706575" calcext:value-type="float">
            <text:p>0.218220258706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232662246251" calcext:value-type="float">
            <text:p>2.42232662246251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3.67606" calcext:value-type="float">
            <text:p>1554422923.67606</text:p>
          </table:table-cell>
          <table:table-cell office:value-type="float" office:value="0.0296227931976318" calcext:value-type="float">
            <text:p>0.029622793197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533111522562" calcext:value-type="float">
            <text:p>0.304533111522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373106648456" calcext:value-type="float">
            <text:p>2.91373106648456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5971875" calcext:value-type="float">
            <text:p>21.5971875</text:p>
          </table:table-cell>
        </table:table-row>
        <table:table-row table:style-name="ro1">
          <table:table-cell/>
          <table:table-cell office:value-type="float" office:value="1554422923.70627" calcext:value-type="float">
            <text:p>1554422923.70627</text:p>
          </table:table-cell>
          <table:table-cell office:value-type="float" office:value="0.0302088260650635" calcext:value-type="float">
            <text:p>0.030208826065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7874238155773" calcext:value-type="float">
            <text:p>0.40787423815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089184169671" calcext:value-type="float">
            <text:p>3.42089184169671</text:p>
          </table:table-cell>
          <table:table-cell table:number-columns-repeated="2" office:value-type="float" office:value="20.938125" calcext:value-type="float">
            <text:p>20.9381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3.73591" calcext:value-type="float">
            <text:p>1554422923.73591</text:p>
          </table:table-cell>
          <table:table-cell office:value-type="float" office:value="0.0296452045440674" calcext:value-type="float">
            <text:p>0.029645204544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219948630735" calcext:value-type="float">
            <text:p>0.52421994863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460474684921" calcext:value-type="float">
            <text:p>3.92460474684921</text:p>
          </table:table-cell>
          <table:table-cell office:value-type="float" office:value="20.73" calcext:value-type="float">
            <text:p>20.73</text:p>
          </table:table-cell>
          <table:table-cell office:value-type="float" office:value="21.631875" calcext:value-type="float">
            <text:p>21.6318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3.76546" calcext:value-type="float">
            <text:p>1554422923.76546</text:p>
          </table:table-cell>
          <table:table-cell office:value-type="float" office:value="0.0295529365539551" calcext:value-type="float">
            <text:p>0.029552936553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5221340787986" calcext:value-type="float">
            <text:p>0.65522134078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277073051879" calcext:value-type="float">
            <text:p>4.43277073051879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3.7968" calcext:value-type="float">
            <text:p>1554422923.7968</text:p>
          </table:table-cell>
          <table:table-cell office:value-type="float" office:value="0.0313479900360107" calcext:value-type="float">
            <text:p>0.03134799003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4539541018298" calcext:value-type="float">
            <text:p>0.784539541018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524694826553" calcext:value-type="float">
            <text:p>4.12524694826553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3.82708" calcext:value-type="float">
            <text:p>1554422923.82708</text:p>
          </table:table-cell>
          <table:table-cell office:value-type="float" office:value="0.0302810668945313" calcext:value-type="float">
            <text:p>0.0302810668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0461208864808" calcext:value-type="float">
            <text:p>0.900461208864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818968203018" calcext:value-type="float">
            <text:p>3.82818968203018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422923.85717" calcext:value-type="float">
            <text:p>1554422923.85717</text:p>
          </table:table-cell>
          <table:table-cell office:value-type="float" office:value="0.0300943851470947" calcext:value-type="float">
            <text:p>0.0300943851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678358108144" calcext:value-type="float">
            <text:p>1.0067835810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296376373718" calcext:value-type="float">
            <text:p>3.53296376373718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3.8867" calcext:value-type="float">
            <text:p>1554422923.8867</text:p>
          </table:table-cell>
          <table:table-cell office:value-type="float" office:value="0.0295388698577881" calcext:value-type="float">
            <text:p>0.02953886985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3270032619" calcext:value-type="float">
            <text:p>1.126327003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698699564296" calcext:value-type="float">
            <text:p>4.04698699564296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3.91596" calcext:value-type="float">
            <text:p>1554422923.91596</text:p>
          </table:table-cell>
          <table:table-cell office:value-type="float" office:value="0.0292708873748779" calcext:value-type="float">
            <text:p>0.02927088737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987408774762" calcext:value-type="float">
            <text:p>1.2598740877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245424934874" calcext:value-type="float">
            <text:p>4.56245424934874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23.9452" calcext:value-type="float">
            <text:p>1554422923.9452</text:p>
          </table:table-cell>
          <table:table-cell office:value-type="float" office:value="0.0292470455169678" calcext:value-type="float">
            <text:p>0.02924704551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855633945278" calcext:value-type="float">
            <text:p>1.40855633945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366739535804" calcext:value-type="float">
            <text:p>5.08366739535804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3.9749" calcext:value-type="float">
            <text:p>1554422923.9749</text:p>
          </table:table-cell>
          <table:table-cell office:value-type="float" office:value="0.0297055244445801" calcext:value-type="float">
            <text:p>0.0297055244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091282316311" calcext:value-type="float">
            <text:p>1.55091282316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25620055671" calcext:value-type="float">
            <text:p>4.79225620055671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4.00482" calcext:value-type="float">
            <text:p>1554422924.00482</text:p>
          </table:table-cell>
          <table:table-cell office:value-type="float" office:value="0.0299167633056641" calcext:value-type="float">
            <text:p>0.029916763305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550154276647" calcext:value-type="float">
            <text:p>1.6855015427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9877275252814" calcext:value-type="float">
            <text:p>4.49877275252814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4.03502" calcext:value-type="float">
            <text:p>1554422924.03502</text:p>
          </table:table-cell>
          <table:table-cell office:value-type="float" office:value="0.0302064418792725" calcext:value-type="float">
            <text:p>0.030206441879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24425306686" calcext:value-type="float">
            <text:p>1.812442530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244755769248" calcext:value-type="float">
            <text:p>4.20244755769248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422924.06551" calcext:value-type="float">
            <text:p>1554422924.06551</text:p>
          </table:table-cell>
          <table:table-cell office:value-type="float" office:value="0.0304930210113525" calcext:value-type="float">
            <text:p>0.030493021011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46627566321" calcext:value-type="float">
            <text:p>1.93146627566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331102157111" calcext:value-type="float">
            <text:p>3.90331102157111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4.09635" calcext:value-type="float">
            <text:p>1554422924.09635</text:p>
          </table:table-cell>
          <table:table-cell office:value-type="float" office:value="0.0308477878570557" calcext:value-type="float">
            <text:p>0.03084778785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253972718298" calcext:value-type="float">
            <text:p>2.04253972718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06942226934" calcext:value-type="float">
            <text:p>3.6006942226934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422924.12602" calcext:value-type="float">
            <text:p>1554422924.12602</text:p>
          </table:table-cell>
          <table:table-cell office:value-type="float" office:value="0.0296785831451416" calcext:value-type="float">
            <text:p>0.029678583145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76240255291" calcext:value-type="float">
            <text:p>2.14076240255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954732203956" calcext:value-type="float">
            <text:p>3.30954732203956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4.15624" calcext:value-type="float">
            <text:p>1554422924.15624</text:p>
          </table:table-cell>
          <table:table-cell office:value-type="float" office:value="0.0302195549011231" calcext:value-type="float">
            <text:p>0.03021955490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81674664963" calcext:value-type="float">
            <text:p>2.23181674664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09348845954" calcext:value-type="float">
            <text:p>3.0130934884595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4.1856" calcext:value-type="float">
            <text:p>1554422924.1856</text:p>
          </table:table-cell>
          <table:table-cell office:value-type="float" office:value="0.0293674468994141" calcext:value-type="float">
            <text:p>0.02936744689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84300521914" calcext:value-type="float">
            <text:p>2.3118430052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499883437629" calcext:value-type="float">
            <text:p>2.72499883437629</text:p>
          </table:table-cell>
          <table:table-cell office:value-type="float" office:value="20.73" calcext:value-type="float">
            <text:p>20.73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4.21694" calcext:value-type="float">
            <text:p>1554422924.21694</text:p>
          </table:table-cell>
          <table:table-cell office:value-type="float" office:value="0.0313355922698975" calcext:value-type="float">
            <text:p>0.031335592269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75998288752" calcext:value-type="float">
            <text:p>2.387599828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75966742086" calcext:value-type="float">
            <text:p>2.4175966742086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4.24851" calcext:value-type="float">
            <text:p>1554422924.24851</text:p>
          </table:table-cell>
          <table:table-cell office:value-type="float" office:value="0.0315747261047363" calcext:value-type="float">
            <text:p>0.03157472610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1545714416" calcext:value-type="float">
            <text:p>2.454154571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784861112113" calcext:value-type="float">
            <text:p>2.10784861112113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422924.29519" calcext:value-type="float">
            <text:p>1554422924.29519</text:p>
          </table:table-cell>
          <table:table-cell office:value-type="float" office:value="0.046684741973877" calcext:value-type="float">
            <text:p>0.046684741973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117838701541" calcext:value-type="float">
            <text:p>2.53117838701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98712923574" calcext:value-type="float">
            <text:p>1.6498712923574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4.33016" calcext:value-type="float">
            <text:p>1554422924.33016</text:p>
          </table:table-cell>
          <table:table-cell office:value-type="float" office:value="0.0349740982055664" calcext:value-type="float">
            <text:p>0.03497409820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688167780154" calcext:value-type="float">
            <text:p>2.5768816778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677538896079" calcext:value-type="float">
            <text:p>1.30677538896079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4.36164" calcext:value-type="float">
            <text:p>1554422924.36164</text:p>
          </table:table-cell>
          <table:table-cell office:value-type="float" office:value="0.031482458114624" calcext:value-type="float">
            <text:p>0.03148245811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829904514243" calcext:value-type="float">
            <text:p>2.60829904514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932474856331" calcext:value-type="float">
            <text:p>0.997932474856331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4.3924" calcext:value-type="float">
            <text:p>1554422924.3924</text:p>
          </table:table-cell>
          <table:table-cell office:value-type="float" office:value="0.0307657718658447" calcext:value-type="float">
            <text:p>0.030765771865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971572203288" calcext:value-type="float">
            <text:p>2.6297157220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120252852394" calcext:value-type="float">
            <text:p>0.696120252852394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5278125" calcext:value-type="float">
            <text:p>21.5278125</text:p>
          </table:table-cell>
        </table:table-row>
        <table:table-row table:style-name="ro1">
          <table:table-cell/>
          <table:table-cell office:value-type="float" office:value="1554422924.4232" calcext:value-type="float">
            <text:p>1554422924.4232</text:p>
          </table:table-cell>
          <table:table-cell office:value-type="float" office:value="0.0308051109313965" calcext:value-type="float">
            <text:p>0.030805110931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185053647194" calcext:value-type="float">
            <text:p>2.64185053647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922114615395" calcext:value-type="float">
            <text:p>0.393922114615395</text:p>
          </table:table-cell>
          <table:table-cell office:value-type="float" office:value="21.0421875" calcext:value-type="float">
            <text:p>21.0421875</text:p>
          </table:table-cell>
          <table:table-cell table:number-columns-repeated="2"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4.45314" calcext:value-type="float">
            <text:p>1554422924.45314</text:p>
          </table:table-cell>
          <table:table-cell office:value-type="float" office:value="0.0299491882324219" calcext:value-type="float">
            <text:p>0.02994918823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484906651006" calcext:value-type="float">
            <text:p>2.6448490665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120578055336" calcext:value-type="float">
            <text:p>0.100120578055336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422924.48423" calcext:value-type="float">
            <text:p>1554422924.48423</text:p>
          </table:table-cell>
          <table:table-cell office:value-type="float" office:value="0.0310947895050049" calcext:value-type="float">
            <text:p>0.03109478950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847714379373" calcext:value-type="float">
            <text:p>2.63847714379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4919306988762" calcext:value-type="float">
            <text:p>-0.204919306988762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4.52102" calcext:value-type="float">
            <text:p>1554422924.52102</text:p>
          </table:table-cell>
          <table:table-cell office:value-type="float" office:value="0.0367870330810547" calcext:value-type="float">
            <text:p>0.03678703308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766303674208" calcext:value-type="float">
            <text:p>2.6176630367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5800101513908" calcext:value-type="float">
            <text:p>-0.565800101513908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4.55567" calcext:value-type="float">
            <text:p>1554422924.55567</text:p>
          </table:table-cell>
          <table:table-cell office:value-type="float" office:value="0.0346541404724121" calcext:value-type="float">
            <text:p>0.03465414047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627479882195" calcext:value-type="float">
            <text:p>2.5862747988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5757219548271" calcext:value-type="float">
            <text:p>-0.905757219548271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4.58998" calcext:value-type="float">
            <text:p>1554422924.58998</text:p>
          </table:table-cell>
          <table:table-cell office:value-type="float" office:value="0.0343143939971924" calcext:value-type="float">
            <text:p>0.034314393997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364323312135" calcext:value-type="float">
            <text:p>2.54364323312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4238142466073" calcext:value-type="float">
            <text:p>-1.24238142466073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422924.61983" calcext:value-type="float">
            <text:p>1554422924.61983</text:p>
          </table:table-cell>
          <table:table-cell office:value-type="float" office:value="0.0298514366149902" calcext:value-type="float">
            <text:p>0.029851436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262953436976" calcext:value-type="float">
            <text:p>2.5226295343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3942628377199" calcext:value-type="float">
            <text:p>-0.703942628377199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4.64948" calcext:value-type="float">
            <text:p>1554422924.64948</text:p>
          </table:table-cell>
          <table:table-cell office:value-type="float" office:value="0.0296564102172852" calcext:value-type="float">
            <text:p>0.02965641021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781147740131" calcext:value-type="float">
            <text:p>2.5178114774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2462581719839" calcext:value-type="float">
            <text:p>-0.162462581719839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4.6794" calcext:value-type="float">
            <text:p>1554422924.6794</text:p>
          </table:table-cell>
          <table:table-cell office:value-type="float" office:value="0.0299263000488281" calcext:value-type="float">
            <text:p>0.0299263000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950304135891" calcext:value-type="float">
            <text:p>2.5295030413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678564958586" calcext:value-type="float">
            <text:p>0.390678564958586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422924.71075" calcext:value-type="float">
            <text:p>1554422924.71075</text:p>
          </table:table-cell>
          <table:table-cell office:value-type="float" office:value="0.0313661098480225" calcext:value-type="float">
            <text:p>0.03136610984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210570791362" calcext:value-type="float">
            <text:p>2.5321057079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9770273494852" calcext:value-type="float">
            <text:p>0.08297702734948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4.74189" calcext:value-type="float">
            <text:p>1554422924.74189</text:p>
          </table:table-cell>
          <table:table-cell office:value-type="float" office:value="0.0311431884765625" calcext:value-type="float">
            <text:p>0.031143188476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517517588653" calcext:value-type="float">
            <text:p>2.52517517588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2537651605593" calcext:value-type="float">
            <text:p>-0.222537651605593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4.77213" calcext:value-type="float">
            <text:p>1554422924.77213</text:p>
          </table:table-cell>
          <table:table-cell office:value-type="float" office:value="0.0302422046661377" calcext:value-type="float">
            <text:p>0.0302422046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947300952925" calcext:value-type="float">
            <text:p>2.5094730095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9213679380404" calcext:value-type="float">
            <text:p>-0.519213679380404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422924.80249" calcext:value-type="float">
            <text:p>1554422924.80249</text:p>
          </table:table-cell>
          <table:table-cell office:value-type="float" office:value="0.0303711891174316" calcext:value-type="float">
            <text:p>0.03037118911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465503913076" calcext:value-type="float">
            <text:p>2.48465503913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7155044622408" calcext:value-type="float">
            <text:p>-0.817155044622408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4.83339" calcext:value-type="float">
            <text:p>1554422924.83339</text:p>
          </table:table-cell>
          <table:table-cell office:value-type="float" office:value="0.0309057235717773" calcext:value-type="float">
            <text:p>0.03090572357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03011482383" calcext:value-type="float">
            <text:p>2.4500301148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2034019286154" calcext:value-type="float">
            <text:p>-1.12034019286154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4.87406" calcext:value-type="float">
            <text:p>1554422924.87406</text:p>
          </table:table-cell>
          <table:table-cell office:value-type="float" office:value="0.0406701564788818" calcext:value-type="float">
            <text:p>0.040670156478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548742609224" calcext:value-type="float">
            <text:p>2.4354874260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7576414517626" calcext:value-type="float">
            <text:p>-0.357576414517626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4.90446" calcext:value-type="float">
            <text:p>1554422924.90446</text:p>
          </table:table-cell>
          <table:table-cell office:value-type="float" office:value="0.0304114818572998" calcext:value-type="float">
            <text:p>0.030411481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221602678001" calcext:value-type="float">
            <text:p>2.442216026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251983686535" calcext:value-type="float">
            <text:p>0.22125198368653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4.93694" calcext:value-type="float">
            <text:p>1554422924.93694</text:p>
          </table:table-cell>
          <table:table-cell office:value-type="float" office:value="0.032480001449585" calcext:value-type="float">
            <text:p>0.03248000144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974616180735" calcext:value-type="float">
            <text:p>2.4697461618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7602641584397" calcext:value-type="float">
            <text:p>0.847602641584397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422924.96586" calcext:value-type="float">
            <text:p>1554422924.96586</text:p>
          </table:table-cell>
          <table:table-cell office:value-type="float" office:value="0.0289239883422852" calcext:value-type="float">
            <text:p>0.028923988342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605519316449" calcext:value-type="float">
            <text:p>2.4860551931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85831594658" calcext:value-type="float">
            <text:p>0.56385831594658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4.99536" calcext:value-type="float">
            <text:p>1554422924.99536</text:p>
          </table:table-cell>
          <table:table-cell office:value-type="float" office:value="0.0295095443725586" calcext:value-type="float">
            <text:p>0.029509544372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415171757771" calcext:value-type="float">
            <text:p>2.4941517175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36968565178" calcext:value-type="float">
            <text:p>0.27436968565178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5.02479" calcext:value-type="float">
            <text:p>1554422925.02479</text:p>
          </table:table-cell>
          <table:table-cell office:value-type="float" office:value="0.0294275283813477" calcext:value-type="float">
            <text:p>0.02942752838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373048111392" calcext:value-type="float">
            <text:p>2.4937304811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3143677692405" calcext:value-type="float">
            <text:p>-0.01431436776924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5.05407" calcext:value-type="float">
            <text:p>1554422925.05407</text:p>
          </table:table-cell>
          <table:table-cell office:value-type="float" office:value="0.0292923450469971" calcext:value-type="float">
            <text:p>0.029292345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489379281146" calcext:value-type="float">
            <text:p>2.4848937928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1672272680282" calcext:value-type="float">
            <text:p>-0.301672272680282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5.08394" calcext:value-type="float">
            <text:p>1554422925.08394</text:p>
          </table:table-cell>
          <table:table-cell office:value-type="float" office:value="0.0298655033111572" calcext:value-type="float">
            <text:p>0.02986550331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713418584728" calcext:value-type="float">
            <text:p>2.46713418584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4652860162734" calcext:value-type="float">
            <text:p>-0.594652860162734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5.1138" calcext:value-type="float">
            <text:p>1554422925.1138</text:p>
          </table:table-cell>
          <table:table-cell office:value-type="float" office:value="0.0298669338226318" calcext:value-type="float">
            <text:p>0.02986693382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062287727554" calcext:value-type="float">
            <text:p>2.44062287727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7647480962753" calcext:value-type="float">
            <text:p>-0.887647480962753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422925.14352" calcext:value-type="float">
            <text:p>1554422925.14352</text:p>
          </table:table-cell>
          <table:table-cell office:value-type="float" office:value="0.0297205448150635" calcext:value-type="float">
            <text:p>0.029720544815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557623174555" calcext:value-type="float">
            <text:p>2.4055762317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7920602559853" calcext:value-type="float">
            <text:p>-1.17920602559853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422925.17491" calcext:value-type="float">
            <text:p>1554422925.17491</text:p>
          </table:table-cell>
          <table:table-cell office:value-type="float" office:value="0.0313966274261475" calcext:value-type="float">
            <text:p>0.03139662742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781818217581" calcext:value-type="float">
            <text:p>2.38781818217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5603729620497" calcext:value-type="float">
            <text:p>-0.565603729620497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5.20553" calcext:value-type="float">
            <text:p>1554422925.20553</text:p>
          </table:table-cell>
          <table:table-cell office:value-type="float" office:value="0.0306272506713867" calcext:value-type="float">
            <text:p>0.03062725067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90681625232" calcext:value-type="float">
            <text:p>2.3890681625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126854349126" calcext:value-type="float">
            <text:p>0.040812685434913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5.23497" calcext:value-type="float">
            <text:p>1554422925.23497</text:p>
          </table:table-cell>
          <table:table-cell office:value-type="float" office:value="0.0294461250305176" calcext:value-type="float">
            <text:p>0.0294461250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765690946494" calcext:value-type="float">
            <text:p>2.40765690946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1279902617971" calcext:value-type="float">
            <text:p>0.631279902617971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422925.26415" calcext:value-type="float">
            <text:p>1554422925.26415</text:p>
          </table:table-cell>
          <table:table-cell office:value-type="float" office:value="0.029186487197876" calcext:value-type="float">
            <text:p>0.02918648719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77250936081" calcext:value-type="float">
            <text:p>2.417725093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960463206808" calcext:value-type="float">
            <text:p>0.344960463206808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422925.29355" calcext:value-type="float">
            <text:p>1554422925.29355</text:p>
          </table:table-cell>
          <table:table-cell office:value-type="float" office:value="0.0294125080108643" calcext:value-type="float">
            <text:p>0.0294125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938465788993" calcext:value-type="float">
            <text:p>2.41938465788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237596202293" calcext:value-type="float">
            <text:p>0.056423759620229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422925.32278" calcext:value-type="float">
            <text:p>1554422925.32278</text:p>
          </table:table-cell>
          <table:table-cell office:value-type="float" office:value="0.0292308330535889" calcext:value-type="float">
            <text:p>0.029230833053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265189928177" calcext:value-type="float">
            <text:p>2.4126518992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0330712635477" calcext:value-type="float">
            <text:p>-0.230330712635477</text:p>
          </table:table-cell>
          <table:table-cell office:value-type="float" office:value="21.0075" calcext:value-type="float">
            <text:p>21.0075</text:p>
          </table:table-cell>
          <table:table-cell table:number-columns-repeated="2"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5.35229" calcext:value-type="float">
            <text:p>1554422925.35229</text:p>
          </table:table-cell>
          <table:table-cell office:value-type="float" office:value="0.0295169353485107" calcext:value-type="float">
            <text:p>0.029516935348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73062852042" calcext:value-type="float">
            <text:p>2.397306285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9891848404368" calcext:value-type="float">
            <text:p>-0.519891848404368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25.38262" calcext:value-type="float">
            <text:p>1554422925.38262</text:p>
          </table:table-cell>
          <table:table-cell office:value-type="float" office:value="0.0303316116333008" calcext:value-type="float">
            <text:p>0.030331611633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251186219056" calcext:value-type="float">
            <text:p>2.3725118621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7444958527049" calcext:value-type="float">
            <text:p>-0.817444958527049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422925.41294" calcext:value-type="float">
            <text:p>1554422925.41294</text:p>
          </table:table-cell>
          <table:table-cell office:value-type="float" office:value="0.0303225517272949" calcext:value-type="float">
            <text:p>0.03032255172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639725200513" calcext:value-type="float">
            <text:p>2.36639725200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1652230340518" calcext:value-type="float">
            <text:p>-0.201652230340518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5.442" calcext:value-type="float">
            <text:p>1554422925.442</text:p>
          </table:table-cell>
          <table:table-cell office:value-type="float" office:value="0.0290703773498535" calcext:value-type="float">
            <text:p>0.029070377349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791556862163" calcext:value-type="float">
            <text:p>2.3779155686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21778543598" calcext:value-type="float">
            <text:p>0.396221778543598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5278125" calcext:value-type="float">
            <text:p>21.5278125</text:p>
          </table:table-cell>
        </table:table-row>
        <table:table-row table:style-name="ro1">
          <table:table-cell/>
          <table:table-cell office:value-type="float" office:value="1554422925.47272" calcext:value-type="float">
            <text:p>1554422925.47272</text:p>
          </table:table-cell>
          <table:table-cell office:value-type="float" office:value="0.0307276248931885" calcext:value-type="float">
            <text:p>0.030727624893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975898257185" calcext:value-type="float">
            <text:p>2.4097589825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31224544393" calcext:value-type="float">
            <text:p>1.03631224544393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5.50323" calcext:value-type="float">
            <text:p>1554422925.50323</text:p>
          </table:table-cell>
          <table:table-cell office:value-type="float" office:value="0.0305197238922119" calcext:value-type="float">
            <text:p>0.03051972389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24938687817" calcext:value-type="float">
            <text:p>2.4322493868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91375406133" calcext:value-type="float">
            <text:p>0.73691375406133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5.53398" calcext:value-type="float">
            <text:p>1554422925.53398</text:p>
          </table:table-cell>
          <table:table-cell office:value-type="float" office:value="0.0307505130767822" calcext:value-type="float">
            <text:p>0.03075051307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563358523439" calcext:value-type="float">
            <text:p>2.4456335852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251220778097" calcext:value-type="float">
            <text:p>0.435251220778097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5.56518" calcext:value-type="float">
            <text:p>1554422925.56518</text:p>
          </table:table-cell>
          <table:table-cell office:value-type="float" office:value="0.0312099456787109" calcext:value-type="float">
            <text:p>0.03120994567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966221663355" calcext:value-type="float">
            <text:p>2.4496622166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081653669942" calcext:value-type="float">
            <text:p>0.129081653669942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5.59576" calcext:value-type="float">
            <text:p>1554422925.59576</text:p>
          </table:table-cell>
          <table:table-cell office:value-type="float" office:value="0.030587911605835" calcext:value-type="float">
            <text:p>0.03058791160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4321193458" calcext:value-type="float">
            <text:p>2.444432119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0985759183299" calcext:value-type="float">
            <text:p>-0.170985759183299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5.62682" calcext:value-type="float">
            <text:p>1554422925.62682</text:p>
          </table:table-cell>
          <table:table-cell office:value-type="float" office:value="0.0310642719268799" calcext:value-type="float">
            <text:p>0.03106427192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96540292316" calcext:value-type="float">
            <text:p>2.429654029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572626678599" calcext:value-type="float">
            <text:p>-0.47572626678599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5.65669" calcext:value-type="float">
            <text:p>1554422925.65669</text:p>
          </table:table-cell>
          <table:table-cell office:value-type="float" office:value="0.029874324798584" calcext:value-type="float">
            <text:p>0.029874324798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668684570431" calcext:value-type="float">
            <text:p>2.40668684570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8793393060099" calcext:value-type="float">
            <text:p>-0.768793393060099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5.68669" calcext:value-type="float">
            <text:p>1554422925.68669</text:p>
          </table:table-cell>
          <table:table-cell office:value-type="float" office:value="0.0299975872039795" calcext:value-type="float">
            <text:p>0.0299975872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479731896878" calcext:value-type="float">
            <text:p>2.37479731896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6306972353114" calcext:value-type="float">
            <text:p>-1.06306972353114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422925.71855" calcext:value-type="float">
            <text:p>1554422925.71855</text:p>
          </table:table-cell>
          <table:table-cell office:value-type="float" office:value="0.0318632125854492" calcext:value-type="float">
            <text:p>0.03186321258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35990144232" calcext:value-type="float">
            <text:p>2.36235990144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0337838443212" calcext:value-type="float">
            <text:p>-0.390337838443212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422925.74932" calcext:value-type="float">
            <text:p>1554422925.74932</text:p>
          </table:table-cell>
          <table:table-cell office:value-type="float" office:value="0.0307748317718506" calcext:value-type="float">
            <text:p>0.03077483177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061558426209" calcext:value-type="float">
            <text:p>2.3706155842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260859424929" calcext:value-type="float">
            <text:p>0.268260859424929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422925.77948" calcext:value-type="float">
            <text:p>1554422925.77948</text:p>
          </table:table-cell>
          <table:table-cell office:value-type="float" office:value="0.0301637649536133" calcext:value-type="float">
            <text:p>0.0301637649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843784862052" calcext:value-type="float">
            <text:p>2.39843784862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2373728916515" calcext:value-type="float">
            <text:p>0.92237372891651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5.80949" calcext:value-type="float">
            <text:p>1554422925.80949</text:p>
          </table:table-cell>
          <table:table-cell office:value-type="float" office:value="0.0300228595733643" calcext:value-type="float">
            <text:p>0.030022859573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728768528674" calcext:value-type="float">
            <text:p>2.4172876852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7849476501812" calcext:value-type="float">
            <text:p>0.627849476501812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5.84744" calcext:value-type="float">
            <text:p>1554422925.84744</text:p>
          </table:table-cell>
          <table:table-cell office:value-type="float" office:value="0.0379481315612793" calcext:value-type="float">
            <text:p>0.03794813156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69864044627" calcext:value-type="float">
            <text:p>2.4269864044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578305885662" calcext:value-type="float">
            <text:p>0.255578305885662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422925.87778" calcext:value-type="float">
            <text:p>1554422925.87778</text:p>
          </table:table-cell>
          <table:table-cell office:value-type="float" office:value="0.0303483009338379" calcext:value-type="float">
            <text:p>0.03034830093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570757178639" calcext:value-type="float">
            <text:p>2.42570757178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1385262752879" calcext:value-type="float">
            <text:p>-0.042138526275288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422925.90817" calcext:value-type="float">
            <text:p>1554422925.90817</text:p>
          </table:table-cell>
          <table:table-cell office:value-type="float" office:value="0.0303943157196045" calcext:value-type="float">
            <text:p>0.0303943157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536418057552" calcext:value-type="float">
            <text:p>2.4153641805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0306763484608" calcext:value-type="float">
            <text:p>-0.340306763484608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5.93898" calcext:value-type="float">
            <text:p>1554422925.93898</text:p>
          </table:table-cell>
          <table:table-cell office:value-type="float" office:value="0.0308194160461426" calcext:value-type="float">
            <text:p>0.03081941604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555822971115" calcext:value-type="float">
            <text:p>2.39555822971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2645234897267" calcext:value-type="float">
            <text:p>-0.642645234897267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5.96856" calcext:value-type="float">
            <text:p>1554422925.96856</text:p>
          </table:table-cell>
          <table:table-cell office:value-type="float" office:value="0.0295774936676025" calcext:value-type="float">
            <text:p>0.02957749366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96833037391" calcext:value-type="float">
            <text:p>2.3679683303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800447776448" calcext:value-type="float">
            <text:p>-0.93280044777644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5.99906" calcext:value-type="float">
            <text:p>1554422925.99906</text:p>
          </table:table-cell>
          <table:table-cell office:value-type="float" office:value="0.0305080413818359" calcext:value-type="float">
            <text:p>0.030508041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996268395656" calcext:value-type="float">
            <text:p>2.3599626839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2411025249063" calcext:value-type="float">
            <text:p>-0.262411025249063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6.03019" calcext:value-type="float">
            <text:p>1554422926.03019</text:p>
          </table:table-cell>
          <table:table-cell office:value-type="float" office:value="0.0311341285705566" calcext:value-type="float">
            <text:p>0.03113412857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338280624573" calcext:value-type="float">
            <text:p>2.37338280624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4216836372" calcext:value-type="float">
            <text:p>0.43104216836372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6.06113" calcext:value-type="float">
            <text:p>1554422926.06113</text:p>
          </table:table-cell>
          <table:table-cell office:value-type="float" office:value="0.0309557914733887" calcext:value-type="float">
            <text:p>0.030955791473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836348155619" calcext:value-type="float">
            <text:p>2.40836348155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002038214854" calcext:value-type="float">
            <text:p>1.13002038214854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6.09179" calcext:value-type="float">
            <text:p>1554422926.09179</text:p>
          </table:table-cell>
          <table:table-cell office:value-type="float" office:value="0.0306680202484131" calcext:value-type="float">
            <text:p>0.030668020248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379239507601" calcext:value-type="float">
            <text:p>2.43379239507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9167103511612" calcext:value-type="float">
            <text:p>0.829167103511612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6.12264" calcext:value-type="float">
            <text:p>1554422926.12264</text:p>
          </table:table-cell>
          <table:table-cell office:value-type="float" office:value="0.0308542251586914" calcext:value-type="float">
            <text:p>0.030854225158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03674829043" calcext:value-type="float">
            <text:p>2.45003674829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648715470485" calcext:value-type="float">
            <text:p>0.5264871547048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6.1533" calcext:value-type="float">
            <text:p>1554422926.1533</text:p>
          </table:table-cell>
          <table:table-cell office:value-type="float" office:value="0.0306637287139893" calcext:value-type="float">
            <text:p>0.030663728713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695681519639" calcext:value-type="float">
            <text:p>2.45695681519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675976020615" calcext:value-type="float">
            <text:p>0.22567597602061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6.1843" calcext:value-type="float">
            <text:p>1554422926.1843</text:p>
          </table:table-cell>
          <table:table-cell office:value-type="float" office:value="0.0310137271881104" calcext:value-type="float">
            <text:p>0.03101372718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5201073507" calcext:value-type="float">
            <text:p>2.4545201073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5686876947475" calcext:value-type="float">
            <text:p>-0.078568687694748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6.2155" calcext:value-type="float">
            <text:p>1554422926.2155</text:p>
          </table:table-cell>
          <table:table-cell office:value-type="float" office:value="0.0311944484710693" calcext:value-type="float">
            <text:p>0.03119444847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252315210375" calcext:value-type="float">
            <text:p>2.4425231521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4586227195938" calcext:value-type="float">
            <text:p>-0.384586227195938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6.2454" calcext:value-type="float">
            <text:p>1554422926.2454</text:p>
          </table:table-cell>
          <table:table-cell office:value-type="float" office:value="0.0299108028411865" calcext:value-type="float">
            <text:p>0.02991080284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224329268467" calcext:value-type="float">
            <text:p>2.42224329268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8011203067977" calcext:value-type="float">
            <text:p>-0.678011203067977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6.27773" calcext:value-type="float">
            <text:p>1554422926.27773</text:p>
          </table:table-cell>
          <table:table-cell office:value-type="float" office:value="0.0323348045349121" calcext:value-type="float">
            <text:p>0.03233480453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006318963889" calcext:value-type="float">
            <text:p>2.3900631896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5215635555465" calcext:value-type="float">
            <text:p>-0.99521563555546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422926.30835" calcext:value-type="float">
            <text:p>1554422926.30835</text:p>
          </table:table-cell>
          <table:table-cell office:value-type="float" office:value="0.0306215286254883" calcext:value-type="float">
            <text:p>0.03062152862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105161257633" calcext:value-type="float">
            <text:p>2.38105161257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4288935499486" calcext:value-type="float">
            <text:p>-0.294288935499486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422926.33783" calcext:value-type="float">
            <text:p>1554422926.33783</text:p>
          </table:table-cell>
          <table:table-cell office:value-type="float" office:value="0.0294833183288574" calcext:value-type="float">
            <text:p>0.029483318328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254063322648" calcext:value-type="float">
            <text:p>2.39254063322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678682772531" calcext:value-type="float">
            <text:p>0.389678682772531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6.36851" calcext:value-type="float">
            <text:p>1554422926.36851</text:p>
          </table:table-cell>
          <table:table-cell office:value-type="float" office:value="0.0306930541992188" calcext:value-type="float">
            <text:p>0.03069305419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665200764139" calcext:value-type="float">
            <text:p>2.4266520076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37113281409" calcext:value-type="float">
            <text:p>1.11137113281409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422926.39876" calcext:value-type="float">
            <text:p>1554422926.39876</text:p>
          </table:table-cell>
          <table:table-cell office:value-type="float" office:value="0.0302572250366211" calcext:value-type="float">
            <text:p>0.0302572250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12979623737" calcext:value-type="float">
            <text:p>2.451297962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4547755204839" calcext:value-type="float">
            <text:p>0.814547755204839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422926.42897" calcext:value-type="float">
            <text:p>1554422926.42897</text:p>
          </table:table-cell>
          <table:table-cell office:value-type="float" office:value="0.0302157402038574" calcext:value-type="float">
            <text:p>0.03021574020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695368444959" calcext:value-type="float">
            <text:p>2.46695368444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131343804998" calcext:value-type="float">
            <text:p>0.518131343804998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6.45942" calcext:value-type="float">
            <text:p>1554422926.45942</text:p>
          </table:table-cell>
          <table:table-cell office:value-type="float" office:value="0.0304548740386963" calcext:value-type="float">
            <text:p>0.03045487403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363454061056" calcext:value-type="float">
            <text:p>2.47363454061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369029485387" calcext:value-type="float">
            <text:p>0.219369029485387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6.49032" calcext:value-type="float">
            <text:p>1554422926.49032</text:p>
          </table:table-cell>
          <table:table-cell office:value-type="float" office:value="0.0309078693389893" calcext:value-type="float">
            <text:p>0.03090786933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10433123537" calcext:value-type="float">
            <text:p>2.471043312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8371687300976" calcext:value-type="float">
            <text:p>-0.08383716873009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6.52155" calcext:value-type="float">
            <text:p>1554422926.52155</text:p>
          </table:table-cell>
          <table:table-cell office:value-type="float" office:value="0.0312337875366211" calcext:value-type="float">
            <text:p>0.031233787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885461960102" calcext:value-type="float">
            <text:p>2.4588546196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0240624464351" calcext:value-type="float">
            <text:p>-0.390240624464351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6.55178" calcext:value-type="float">
            <text:p>1554422926.55178</text:p>
          </table:table-cell>
          <table:table-cell office:value-type="float" office:value="0.0302395820617676" calcext:value-type="float">
            <text:p>0.03023958206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808332512241" calcext:value-type="float">
            <text:p>2.4380833251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89092449029" calcext:value-type="float">
            <text:p>-0.68689092449029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6.58266" calcext:value-type="float">
            <text:p>1554422926.58266</text:p>
          </table:table-cell>
          <table:table-cell office:value-type="float" office:value="0.0308778285980225" calcext:value-type="float">
            <text:p>0.03087782859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752037555797" calcext:value-type="float">
            <text:p>2.4075203755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802423036891" calcext:value-type="float">
            <text:p>-0.989802423036891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6.61478" calcext:value-type="float">
            <text:p>1554422926.61478</text:p>
          </table:table-cell>
          <table:table-cell office:value-type="float" office:value="0.0321292877197266" calcext:value-type="float">
            <text:p>0.032129287719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033710332214" calcext:value-type="float">
            <text:p>2.4003371033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3573964617407" calcext:value-type="float">
            <text:p>-0.223573964617407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422926.64461" calcext:value-type="float">
            <text:p>1554422926.64461</text:p>
          </table:table-cell>
          <table:table-cell office:value-type="float" office:value="0.0298280715942383" calcext:value-type="float">
            <text:p>0.02982807159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518635539601" calcext:value-type="float">
            <text:p>2.4151863553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7828095489118" calcext:value-type="float">
            <text:p>0.497828095489118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5625" calcext:value-type="float">
            <text:p>21.5625</text:p>
          </table:table-cell>
        </table:table-row>
        <table:table-row table:style-name="ro1">
          <table:table-cell/>
          <table:table-cell office:value-type="float" office:value="1554422926.67433" calcext:value-type="float">
            <text:p>1554422926.67433</text:p>
          </table:table-cell>
          <table:table-cell office:value-type="float" office:value="0.0297276973724365" calcext:value-type="float">
            <text:p>0.029727697372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165112718374" calcext:value-type="float">
            <text:p>2.4516511271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662617729474" calcext:value-type="float">
            <text:p>1.22662617729474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6.7046" calcext:value-type="float">
            <text:p>1554422926.7046</text:p>
          </table:table-cell>
          <table:table-cell office:value-type="float" office:value="0.0302834510803223" calcext:value-type="float">
            <text:p>0.03028345108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980097353212" calcext:value-type="float">
            <text:p>2.4798009735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545522196779" calcext:value-type="float">
            <text:p>0.929545522196779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6.73522" calcext:value-type="float">
            <text:p>1554422926.73522</text:p>
          </table:table-cell>
          <table:table-cell office:value-type="float" office:value="0.0306193828582764" calcext:value-type="float">
            <text:p>0.03061938285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90657515495" calcext:value-type="float">
            <text:p>2.4990657515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169376357088" calcext:value-type="float">
            <text:p>0.629169376357088</text:p>
          </table:table-cell>
          <table:table-cell office:value-type="float" office:value="20.73" calcext:value-type="float">
            <text:p>20.73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422926.76569" calcext:value-type="float">
            <text:p>1554422926.76569</text:p>
          </table:table-cell>
          <table:table-cell office:value-type="float" office:value="0.0304751396179199" calcext:value-type="float">
            <text:p>0.0304751396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912889427558" calcext:value-type="float">
            <text:p>2.5091288942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208256705294" calcext:value-type="float">
            <text:p>0.330208256705294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422926.79692" calcext:value-type="float">
            <text:p>1554422926.79692</text:p>
          </table:table-cell>
          <table:table-cell office:value-type="float" office:value="0.0312395095825195" calcext:value-type="float">
            <text:p>0.0312395095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987079100779" calcext:value-type="float">
            <text:p>2.50987079100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486677007769" calcext:value-type="float">
            <text:p>0.023748667700777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6.82695" calcext:value-type="float">
            <text:p>1554422926.82695</text:p>
          </table:table-cell>
          <table:table-cell office:value-type="float" office:value="0.0300328731536865" calcext:value-type="float">
            <text:p>0.030032873153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173567199304" calcext:value-type="float">
            <text:p>2.5017356719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0873817936888" calcext:value-type="float">
            <text:p>-0.270873817936888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6.85706" calcext:value-type="float">
            <text:p>1554422926.85706</text:p>
          </table:table-cell>
          <table:table-cell office:value-type="float" office:value="0.0301072597503662" calcext:value-type="float">
            <text:p>0.030107259750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468815764712" calcext:value-type="float">
            <text:p>2.4846881576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622603608798" calcext:value-type="float">
            <text:p>-0.56622603608798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6.89031" calcext:value-type="float">
            <text:p>1554422926.89031</text:p>
          </table:table-cell>
          <table:table-cell office:value-type="float" office:value="0.0332565307617187" calcext:value-type="float">
            <text:p>0.033256530761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50076150761" calcext:value-type="float">
            <text:p>2.4550076150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2472602860441" calcext:value-type="float">
            <text:p>-0.892472602860441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6.92193" calcext:value-type="float">
            <text:p>1554422926.92193</text:p>
          </table:table-cell>
          <table:table-cell office:value-type="float" office:value="0.031618595123291" calcext:value-type="float">
            <text:p>0.031618595123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698147936786" calcext:value-type="float">
            <text:p>2.41698147936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265102101993" calcext:value-type="float">
            <text:p>-1.20265102101993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422926.95307" calcext:value-type="float">
            <text:p>1554422926.95307</text:p>
          </table:table-cell>
          <table:table-cell office:value-type="float" office:value="0.0311479568481445" calcext:value-type="float">
            <text:p>0.03114795684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364070623269" calcext:value-type="float">
            <text:p>2.40364070623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8303313768204" calcext:value-type="float">
            <text:p>-0.428303313768204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422926.98268" calcext:value-type="float">
            <text:p>1554422926.98268</text:p>
          </table:table-cell>
          <table:table-cell office:value-type="float" office:value="0.0296163558959961" calcext:value-type="float">
            <text:p>0.029616355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306929411092" calcext:value-type="float">
            <text:p>2.4130692941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357461375143" calcext:value-type="float">
            <text:p>0.318357461375143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422927.0121" calcext:value-type="float">
            <text:p>1554422927.0121</text:p>
          </table:table-cell>
          <table:table-cell office:value-type="float" office:value="0.0294234752655029" calcext:value-type="float">
            <text:p>0.029423475265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56379536906" calcext:value-type="float">
            <text:p>2.4445637953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3868585865" calcext:value-type="float">
            <text:p>1.070386858586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7.04284" calcext:value-type="float">
            <text:p>1554422927.04284</text:p>
          </table:table-cell>
          <table:table-cell office:value-type="float" office:value="0.03074049949646" calcext:value-type="float">
            <text:p>0.0307404994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81977848423" calcext:value-type="float">
            <text:p>2.468197784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882255852623" calcext:value-type="float">
            <text:p>0.76882255852623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7.07314" calcext:value-type="float">
            <text:p>1554422927.07314</text:p>
          </table:table-cell>
          <table:table-cell office:value-type="float" office:value="0.0303182601928711" calcext:value-type="float">
            <text:p>0.03031826019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248982561383" calcext:value-type="float">
            <text:p>2.4824898256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400426034165" calcext:value-type="float">
            <text:p>0.47140042603416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7.10362" calcext:value-type="float">
            <text:p>1554422927.10362</text:p>
          </table:table-cell>
          <table:table-cell office:value-type="float" office:value="0.0304794311523438" calcext:value-type="float">
            <text:p>0.03047943115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774439439806" calcext:value-type="float">
            <text:p>2.4877443943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397206429673" calcext:value-type="float">
            <text:p>0.172397206429673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422927.13379" calcext:value-type="float">
            <text:p>1554422927.13379</text:p>
          </table:table-cell>
          <table:table-cell office:value-type="float" office:value="0.030181884765625" calcext:value-type="float">
            <text:p>0.0301818847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401128510831" calcext:value-type="float">
            <text:p>2.4840112851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687083121109" calcext:value-type="float">
            <text:p>-0.123687083121109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422927.16459" calcext:value-type="float">
            <text:p>1554422927.16459</text:p>
          </table:table-cell>
          <table:table-cell office:value-type="float" office:value="0.0307998657226563" calcext:value-type="float">
            <text:p>0.03079986572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089566229963" calcext:value-type="float">
            <text:p>2.4708956622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5833765860367" calcext:value-type="float">
            <text:p>-0.425833765860367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422927.19509" calcext:value-type="float">
            <text:p>1554422927.19509</text:p>
          </table:table-cell>
          <table:table-cell office:value-type="float" office:value="0.0305113792419434" calcext:value-type="float">
            <text:p>0.030511379241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8770323553" calcext:value-type="float">
            <text:p>2.448770323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5150396223831" calcext:value-type="float">
            <text:p>-0.725150396223831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5625" calcext:value-type="float">
            <text:p>21.5625</text:p>
          </table:table-cell>
        </table:table-row>
        <table:table-row table:style-name="ro1">
          <table:table-cell/>
          <table:table-cell office:value-type="float" office:value="1554422927.22552" calcext:value-type="float">
            <text:p>1554422927.22552</text:p>
          </table:table-cell>
          <table:table-cell office:value-type="float" office:value="0.0304331779479981" calcext:value-type="float">
            <text:p>0.03043317794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761588318632" calcext:value-type="float">
            <text:p>2.4176158831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369987189369" calcext:value-type="float">
            <text:p>-1.02369987189369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7.25771" calcext:value-type="float">
            <text:p>1554422927.25771</text:p>
          </table:table-cell>
          <table:table-cell office:value-type="float" office:value="0.0321938991546631" calcext:value-type="float">
            <text:p>0.032193899154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449144627526" calcext:value-type="float">
            <text:p>2.37449144627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952202260094" calcext:value-type="float">
            <text:p>-1.33952202260094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422927.28874" calcext:value-type="float">
            <text:p>1554422927.28874</text:p>
          </table:table-cell>
          <table:table-cell office:value-type="float" office:value="0.0310313701629639" calcext:value-type="float">
            <text:p>0.03103137016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347774293607" calcext:value-type="float">
            <text:p>2.3234777429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4393976389961" calcext:value-type="float">
            <text:p>-1.64393976389961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7.32171" calcext:value-type="float">
            <text:p>1554422927.32171</text:p>
          </table:table-cell>
          <table:table-cell office:value-type="float" office:value="0.0329785346984863" calcext:value-type="float">
            <text:p>0.03297853469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59382179416" calcext:value-type="float">
            <text:p>2.2585938217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6745918929176" calcext:value-type="float">
            <text:p>-1.96745918929176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422927.35273" calcext:value-type="float">
            <text:p>1554422927.35273</text:p>
          </table:table-cell>
          <table:table-cell office:value-type="float" office:value="0.0310196876525879" calcext:value-type="float">
            <text:p>0.03101968765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12446404666" calcext:value-type="float">
            <text:p>2.1881244640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7176232516365" calcext:value-type="float">
            <text:p>-2.2717623251636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7.38405" calcext:value-type="float">
            <text:p>1554422927.38405</text:p>
          </table:table-cell>
          <table:table-cell office:value-type="float" office:value="0.0313303470611572" calcext:value-type="float">
            <text:p>0.03133034706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731995771202" calcext:value-type="float">
            <text:p>2.1073199577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91130298336" calcext:value-type="float">
            <text:p>-2.5791130298336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7.41522" calcext:value-type="float">
            <text:p>1554422927.41522</text:p>
          </table:table-cell>
          <table:table-cell office:value-type="float" office:value="0.0311634540557861" calcext:value-type="float">
            <text:p>0.031163454055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4187991803" calcext:value-type="float">
            <text:p>2.01741879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8482651412086" calcext:value-type="float">
            <text:p>-2.88482651412086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422927.44597" calcext:value-type="float">
            <text:p>1554422927.44597</text:p>
          </table:table-cell>
          <table:table-cell office:value-type="float" office:value="0.0307564735412598" calcext:value-type="float">
            <text:p>0.0307564735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41183470697" calcext:value-type="float">
            <text:p>1.9194118347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8654751956062" calcext:value-type="float">
            <text:p>-3.18654751956062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7.47796" calcext:value-type="float">
            <text:p>1554422927.47796</text:p>
          </table:table-cell>
          <table:table-cell office:value-type="float" office:value="0.031994104385376" calcext:value-type="float">
            <text:p>0.03199410438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74193618989" calcext:value-type="float">
            <text:p>1.807419361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0040968358116" calcext:value-type="float">
            <text:p>-3.50040968358116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422927.50877" calcext:value-type="float">
            <text:p>1554422927.50877</text:p>
          </table:table-cell>
          <table:table-cell office:value-type="float" office:value="0.0308167934417725" calcext:value-type="float">
            <text:p>0.03081679344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23165034209" calcext:value-type="float">
            <text:p>1.69023165034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0272242724495" calcext:value-type="float">
            <text:p>-3.8027224272449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7.53904" calcext:value-type="float">
            <text:p>1554422927.53904</text:p>
          </table:table-cell>
          <table:table-cell office:value-type="float" office:value="0.0302755832672119" calcext:value-type="float">
            <text:p>0.030275583267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611005751126" calcext:value-type="float">
            <text:p>1.5661100575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997258990963" calcext:value-type="float">
            <text:p>-4.0997258990963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27.56983" calcext:value-type="float">
            <text:p>1554422927.56983</text:p>
          </table:table-cell>
          <table:table-cell office:value-type="float" office:value="0.0307867527008057" calcext:value-type="float">
            <text:p>0.03078675270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446103818043" calcext:value-type="float">
            <text:p>1.4644610381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0171292564317" calcext:value-type="float">
            <text:p>-3.30171292564317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422927.59944" calcext:value-type="float">
            <text:p>1554422927.59944</text:p>
          </table:table-cell>
          <table:table-cell office:value-type="float" office:value="0.0296237468719482" calcext:value-type="float">
            <text:p>0.02962374687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72417381249" calcext:value-type="float">
            <text:p>1.38972417381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2287007079126" calcext:value-type="float">
            <text:p>-2.52287007079126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422927.62871" calcext:value-type="float">
            <text:p>1554422927.62871</text:p>
          </table:table-cell>
          <table:table-cell office:value-type="float" office:value="0.0292675495147705" calcext:value-type="float">
            <text:p>0.02926754951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872248962623" calcext:value-type="float">
            <text:p>1.3387224896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260179044103" calcext:value-type="float">
            <text:p>-1.74260179044103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422927.65797" calcext:value-type="float">
            <text:p>1554422927.65797</text:p>
          </table:table-cell>
          <table:table-cell office:value-type="float" office:value="0.0292651653289795" calcext:value-type="float">
            <text:p>0.02926516532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93231865904" calcext:value-type="float">
            <text:p>1.279323186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2969306231832" calcext:value-type="float">
            <text:p>-2.02969306231832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7.68708" calcext:value-type="float">
            <text:p>1554422927.68708</text:p>
          </table:table-cell>
          <table:table-cell office:value-type="float" office:value="0.0291147232055664" calcext:value-type="float">
            <text:p>0.02911472320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91362056577" calcext:value-type="float">
            <text:p>1.2119136205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1530849696493" calcext:value-type="float">
            <text:p>-2.31530849696493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7.71665" calcext:value-type="float">
            <text:p>1554422927.71665</text:p>
          </table:table-cell>
          <table:table-cell office:value-type="float" office:value="0.0295765399932861" calcext:value-type="float">
            <text:p>0.029576539993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485329565517" calcext:value-type="float">
            <text:p>1.13485329565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0545435429906" calcext:value-type="float">
            <text:p>-2.60545435429906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422927.74699" calcext:value-type="float">
            <text:p>1554422927.74699</text:p>
          </table:table-cell>
          <table:table-cell office:value-type="float" office:value="0.0303525924682617" calcext:value-type="float">
            <text:p>0.030352592468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068320674091" calcext:value-type="float">
            <text:p>1.08068320674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846939753465" calcext:value-type="float">
            <text:p>-1.784693975346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7.77733" calcext:value-type="float">
            <text:p>1554422927.77733</text:p>
          </table:table-cell>
          <table:table-cell office:value-type="float" office:value="0.0303468704223633" calcext:value-type="float">
            <text:p>0.030346870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79098189098" calcext:value-type="float">
            <text:p>1.05179098189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2066043312437" calcext:value-type="float">
            <text:p>-0.952066043312437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7.8075" calcext:value-type="float">
            <text:p>1554422927.8075</text:p>
          </table:table-cell>
          <table:table-cell office:value-type="float" office:value="0.0301754474639893" calcext:value-type="float">
            <text:p>0.030175447463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841243601196" calcext:value-type="float">
            <text:p>1.04841243601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963406111973" calcext:value-type="float">
            <text:p>-0.111963406111973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422927.83772" calcext:value-type="float">
            <text:p>1554422927.83772</text:p>
          </table:table-cell>
          <table:table-cell office:value-type="float" office:value="0.0302305221557617" calcext:value-type="float">
            <text:p>0.03023052215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84699115692" calcext:value-type="float">
            <text:p>1.0708469911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2116031915374" calcext:value-type="float">
            <text:p>0.742116031915374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422927.86805" calcext:value-type="float">
            <text:p>1554422927.86805</text:p>
          </table:table-cell>
          <table:table-cell office:value-type="float" office:value="0.0303330421447754" calcext:value-type="float">
            <text:p>0.030333042144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33151132645" calcext:value-type="float">
            <text:p>1.0843315113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548888475128" calcext:value-type="float">
            <text:p>0.444548888475128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422927.89831" calcext:value-type="float">
            <text:p>1554422927.89831</text:p>
          </table:table-cell>
          <table:table-cell office:value-type="float" office:value="0.0302655696868897" calcext:value-type="float">
            <text:p>0.03026556968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880003049971" calcext:value-type="float">
            <text:p>1.0888000304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64364984674" calcext:value-type="float">
            <text:p>0.14764364984674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7.92884" calcext:value-type="float">
            <text:p>1554422927.92884</text:p>
          </table:table-cell>
          <table:table-cell office:value-type="float" office:value="0.0305404663085938" calcext:value-type="float">
            <text:p>0.030540466308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15915240572" calcext:value-type="float">
            <text:p>1.0841591524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1958324640564" calcext:value-type="float">
            <text:p>-0.151958324640564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422927.95946" calcext:value-type="float">
            <text:p>1554422927.95946</text:p>
          </table:table-cell>
          <table:table-cell office:value-type="float" office:value="0.0306320190429688" calcext:value-type="float">
            <text:p>0.0306320190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29943711732" calcext:value-type="float">
            <text:p>1.0702994371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2458431452088" calcext:value-type="float">
            <text:p>-0.452458431452088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422927.99101" calcext:value-type="float">
            <text:p>1554422927.99101</text:p>
          </table:table-cell>
          <table:table-cell office:value-type="float" office:value="0.0315444469451904" calcext:value-type="float">
            <text:p>0.03154444694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626542470599" calcext:value-type="float">
            <text:p>1.0462654247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1909455984406" calcext:value-type="float">
            <text:p>-0.761909455984406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422928.02107" calcext:value-type="float">
            <text:p>1554422928.02107</text:p>
          </table:table-cell>
          <table:table-cell office:value-type="float" office:value="0.030071496963501" calcext:value-type="float">
            <text:p>0.03007149696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448253355426" calcext:value-type="float">
            <text:p>1.0144825335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691084119635" calcext:value-type="float">
            <text:p>-1.0569108411963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8.05169" calcext:value-type="float">
            <text:p>1554422928.05169</text:p>
          </table:table-cell>
          <table:table-cell office:value-type="float" office:value="0.0306212902069092" calcext:value-type="float">
            <text:p>0.030621290206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920081872446" calcext:value-type="float">
            <text:p>0.97292008187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730569812613" calcext:value-type="float">
            <text:p>-1.35730569812613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422928.08348" calcext:value-type="float">
            <text:p>1554422928.08348</text:p>
          </table:table-cell>
          <table:table-cell office:value-type="float" office:value="0.0318064689636231" calcext:value-type="float">
            <text:p>0.031806468963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824679410417" calcext:value-type="float">
            <text:p>0.919824679410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6932715865927" calcext:value-type="float">
            <text:p>-1.66932715865927</text:p>
          </table:table-cell>
          <table:table-cell table:number-columns-repeated="2" office:value-type="float" office:value="21.1115625" calcext:value-type="float">
            <text:p>21.1115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422928.11522" calcext:value-type="float">
            <text:p>1554422928.11522</text:p>
          </table:table-cell>
          <table:table-cell office:value-type="float" office:value="0.0317456722259522" calcext:value-type="float">
            <text:p>0.03174567222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944369206929" calcext:value-type="float">
            <text:p>0.85694436920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075220319586" calcext:value-type="float">
            <text:p>-1.98075220319586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422928.14848" calcext:value-type="float">
            <text:p>1554422928.14848</text:p>
          </table:table-cell>
          <table:table-cell office:value-type="float" office:value="0.0332596302032471" calcext:value-type="float">
            <text:p>0.03325963020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0213431962039" calcext:value-type="float">
            <text:p>0.78021343196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0702917548972" calcext:value-type="float">
            <text:p>-2.30702917548972</text:p>
          </table:table-cell>
          <table:table-cell office:value-type="float" office:value="21.2503125" calcext:value-type="float">
            <text:p>21.2503125</text:p>
          </table:table-cell>
          <table:table-cell table:number-columns-repeated="2"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8.18022" calcext:value-type="float">
            <text:p>1554422928.18022</text:p>
          </table:table-cell>
          <table:table-cell office:value-type="float" office:value="0.0317468643188477" calcext:value-type="float">
            <text:p>0.031746864318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382892416907" calcext:value-type="float">
            <text:p>0.715382892416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4210843924647" calcext:value-type="float">
            <text:p>-2.04210843924647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422928.21021" calcext:value-type="float">
            <text:p>1554422928.21021</text:p>
          </table:table-cell>
          <table:table-cell office:value-type="float" office:value="0.0299882888793945" calcext:value-type="float">
            <text:p>0.02998828887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321446437878" calcext:value-type="float">
            <text:p>0.64532144643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629355315333" calcext:value-type="float">
            <text:p>-2.33629355315333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422928.24084" calcext:value-type="float">
            <text:p>1554422928.24084</text:p>
          </table:table-cell>
          <table:table-cell office:value-type="float" office:value="0.0306379795074463" calcext:value-type="float">
            <text:p>0.030637979507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533624849778" calcext:value-type="float">
            <text:p>0.564533624849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3685213212138" calcext:value-type="float">
            <text:p>-2.63685213212138</text:p>
          </table:table-cell>
          <table:table-cell office:value-type="float" office:value="21.0421875" calcext:value-type="float">
            <text:p>21.0421875</text:p>
          </table:table-cell>
          <table:table-cell table:number-columns-repeated="2"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8.26991" calcext:value-type="float">
            <text:p>1554422928.26991</text:p>
          </table:table-cell>
          <table:table-cell office:value-type="float" office:value="0.0290718078613281" calcext:value-type="float">
            <text:p>0.029071807861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9584448485094" calcext:value-type="float">
            <text:p>0.47958444848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204656724101" calcext:value-type="float">
            <text:p>-2.92204656724101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422928.33534" calcext:value-type="float">
            <text:p>1554422928.33534</text:p>
          </table:table-cell>
          <table:table-cell office:value-type="float" office:value="0.0654404163360596" calcext:value-type="float">
            <text:p>0.0654404163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353688806265" calcext:value-type="float">
            <text:p>0.246353688806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6401705149775" calcext:value-type="float">
            <text:p>-3.564017051497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422928.41996" calcext:value-type="float">
            <text:p>1554422928.41996</text:p>
          </table:table-cell>
          <table:table-cell office:value-type="float" office:value="0.0846188068389893" calcext:value-type="float">
            <text:p>0.0846188068389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422928.5259" calcext:value-type="float">
            <text:p>1554422928.5259</text:p>
          </table:table-cell>
          <table:table-cell office:value-type="float" office:value="0.105946779251099" calcext:value-type="float">
            <text:p>0.105946779251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422928.61035" calcext:value-type="float">
            <text:p>1554422928.61035</text:p>
          </table:table-cell>
          <table:table-cell office:value-type="float" office:value="0.0844593048095703" calcext:value-type="float">
            <text:p>0.08445930480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422928.69569" calcext:value-type="float">
            <text:p>1554422928.69569</text:p>
          </table:table-cell>
          <table:table-cell office:value-type="float" office:value="0.0853414535522461" calcext:value-type="float">
            <text:p>0.085341453552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422928.78096" calcext:value-type="float">
            <text:p>1554422928.78096</text:p>
          </table:table-cell>
          <table:table-cell office:value-type="float" office:value="0.0852766036987305" calcext:value-type="float">
            <text:p>0.085276603698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422928.86631" calcext:value-type="float">
            <text:p>1554422928.86631</text:p>
          </table:table-cell>
          <table:table-cell office:value-type="float" office:value="0.0853512287139893" calcext:value-type="float">
            <text:p>0.0853512287139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422928.95174" calcext:value-type="float">
            <text:p>1554422928.95174</text:p>
          </table:table-cell>
          <table:table-cell office:value-type="float" office:value="0.0854334831237793" calcext:value-type="float">
            <text:p>0.0854334831237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422929.02174" calcext:value-type="float">
            <text:p>1554422929.02174</text:p>
          </table:table-cell>
          <table:table-cell office:value-type="float" office:value="0.0699992179870606" calcext:value-type="float">
            <text:p>0.069999217987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422929.09621" calcext:value-type="float">
            <text:p>1554422929.09621</text:p>
          </table:table-cell>
          <table:table-cell office:value-type="float" office:value="0.0744781494140625" calcext:value-type="float">
            <text:p>0.074478149414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422929.17072" calcext:value-type="float">
            <text:p>1554422929.17072</text:p>
          </table:table-cell>
          <table:table-cell office:value-type="float" office:value="0.074509859085083" calcext:value-type="float">
            <text:p>0.0745098590850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75" calcext:value-type="float">
            <text:p>20.1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19.966875" calcext:value-type="float">
            <text:p>19.966875</text:p>
          </table:table-cell>
        </table:table-row>
        <table:table-row table:style-name="ro1">
          <table:table-cell/>
          <table:table-cell office:value-type="float" office:value="1554422929.24541" calcext:value-type="float">
            <text:p>1554422929.24541</text:p>
          </table:table-cell>
          <table:table-cell office:value-type="float" office:value="0.0746989250183106" calcext:value-type="float">
            <text:p>0.074698925018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422929.33007" calcext:value-type="float">
            <text:p>1554422929.33007</text:p>
          </table:table-cell>
          <table:table-cell office:value-type="float" office:value="0.0846643447875977" calcext:value-type="float">
            <text:p>0.0846643447875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29.3999" calcext:value-type="float">
            <text:p>1554422929.3999</text:p>
          </table:table-cell>
          <table:table-cell office:value-type="float" office:value="0.0698254108428955" calcext:value-type="float">
            <text:p>0.0698254108428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422929.47442" calcext:value-type="float">
            <text:p>1554422929.47442</text:p>
          </table:table-cell>
          <table:table-cell office:value-type="float" office:value="0.0745229721069336" calcext:value-type="float">
            <text:p>0.0745229721069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422929.54883" calcext:value-type="float">
            <text:p>1554422929.54883</text:p>
          </table:table-cell>
          <table:table-cell office:value-type="float" office:value="0.0744173526763916" calcext:value-type="float">
            <text:p>0.0744173526763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422929.62332" calcext:value-type="float">
            <text:p>1554422929.62332</text:p>
          </table:table-cell>
          <table:table-cell office:value-type="float" office:value="0.0744998455047607" calcext:value-type="float">
            <text:p>0.0744998455047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422929.69795" calcext:value-type="float">
            <text:p>1554422929.69795</text:p>
          </table:table-cell>
          <table:table-cell office:value-type="float" office:value="0.0746352672576904" calcext:value-type="float">
            <text:p>0.0746352672576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422929.77246" calcext:value-type="float">
            <text:p>1554422929.77246</text:p>
          </table:table-cell>
          <table:table-cell office:value-type="float" office:value="0.0745046138763428" calcext:value-type="float">
            <text:p>0.0745046138763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422929.8469" calcext:value-type="float">
            <text:p>1554422929.8469</text:p>
          </table:table-cell>
          <table:table-cell office:value-type="float" office:value="0.0744469165802002" calcext:value-type="float">
            <text:p>0.07444691658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422929.9214" calcext:value-type="float">
            <text:p>1554422929.9214</text:p>
          </table:table-cell>
          <table:table-cell office:value-type="float" office:value="0.0745086669921875" calcext:value-type="float">
            <text:p>0.0745086669921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19.966875" calcext:value-type="float">
            <text:p>19.966875</text:p>
          </table:table-cell>
        </table:table-row>
        <table:table-row table:style-name="ro1">
          <table:table-cell/>
          <table:table-cell office:value-type="float" office:value="1554422929.99586" calcext:value-type="float">
            <text:p>1554422929.99586</text:p>
          </table:table-cell>
          <table:table-cell office:value-type="float" office:value="0.0744624137878418" calcext:value-type="float">
            <text:p>0.0744624137878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422930.07033" calcext:value-type="float">
            <text:p>1554422930.07033</text:p>
          </table:table-cell>
          <table:table-cell office:value-type="float" office:value="0.0744709968566895" calcext:value-type="float">
            <text:p>0.074470996856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19.8628125" calcext:value-type="float">
            <text:p>19.8628125</text:p>
          </table:table-cell>
        </table:table-row>
        <table:table-row table:style-name="ro1">
          <table:table-cell/>
          <table:table-cell office:value-type="float" office:value="1554422930.15495" calcext:value-type="float">
            <text:p>1554422930.15495</text:p>
          </table:table-cell>
          <table:table-cell office:value-type="float" office:value="0.0846264362335205" calcext:value-type="float">
            <text:p>0.0846264362335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30.24047" calcext:value-type="float">
            <text:p>1554422930.24047</text:p>
          </table:table-cell>
          <table:table-cell office:value-type="float" office:value="0.0855257511138916" calcext:value-type="float">
            <text:p>0.0855257511138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422930.3357" calcext:value-type="float">
            <text:p>1554422930.3357</text:p>
          </table:table-cell>
          <table:table-cell office:value-type="float" office:value="0.0952365398406982" calcext:value-type="float">
            <text:p>0.0952365398406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422930.42096" calcext:value-type="float">
            <text:p>1554422930.42096</text:p>
          </table:table-cell>
          <table:table-cell office:value-type="float" office:value="0.0852560997009277" calcext:value-type="float">
            <text:p>0.0852560997009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422930.51125" calcext:value-type="float">
            <text:p>1554422930.51125</text:p>
          </table:table-cell>
          <table:table-cell office:value-type="float" office:value="0.090291976928711" calcext:value-type="float">
            <text:p>0.0902919769287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422930.59649" calcext:value-type="float">
            <text:p>1554422930.59649</text:p>
          </table:table-cell>
          <table:table-cell office:value-type="float" office:value="0.0852501392364502" calcext:value-type="float">
            <text:p>0.085250139236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422930.68179" calcext:value-type="float">
            <text:p>1554422930.68179</text:p>
          </table:table-cell>
          <table:table-cell office:value-type="float" office:value="0.0853004455566406" calcext:value-type="float">
            <text:p>0.0853004455566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422930.76722" calcext:value-type="float">
            <text:p>1554422930.76722</text:p>
          </table:table-cell>
          <table:table-cell office:value-type="float" office:value="0.0854365825653076" calcext:value-type="float">
            <text:p>0.0854365825653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422930.85248" calcext:value-type="float">
            <text:p>1554422930.85248</text:p>
          </table:table-cell>
          <table:table-cell office:value-type="float" office:value="0.0852670669555664" calcext:value-type="float">
            <text:p>0.0852670669555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422930.93765" calcext:value-type="float">
            <text:p>1554422930.93765</text:p>
          </table:table-cell>
          <table:table-cell office:value-type="float" office:value="0.0851702690124512" calcext:value-type="float">
            <text:p>0.0851702690124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422931.02284" calcext:value-type="float">
            <text:p>1554422931.02284</text:p>
          </table:table-cell>
          <table:table-cell office:value-type="float" office:value="0.0851974487304688" calcext:value-type="float">
            <text:p>0.0851974487304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8340625" calcext:value-type="float">
            <text:p>20.834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9:10:30.574311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9:11:27.057174760</dc:date>
    <meta:editing-duration>PT28M49S</meta:editing-duration>
    <meta:editing-cycles>9</meta:editing-cycles>
    <meta:generator>LibreOffice/5.2.7.2$Linux_ARM_EABI LibreOffice_project/20m0$Build-2</meta:generator>
    <meta:document-statistic meta:table-count="1" meta:cell-count="2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data_4_3_18_52.B3:data_4_3_18_52.B200 data_4_3_18_52.F3:data_4_3_18_52.F200" svg:x="0.32cm" svg:y="0.18cm" svg:width="13.123cm" svg:height="8.64cm">
          <chartooo:coordinate-region svg:x="1.246cm" svg:y="0.379cm" svg:width="11.2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4_3_18_52.F3:data_4_3_18_52.F200" chart:class="chart:scatter">
            <chart:domain table:cell-range-address="data_4_3_18_52.B3:data_4_3_18_52.B200"/>
            <chart:data-point chart:repeated="74"/>
            <chart:data-point chart:style-name="ch7" chart:repeated="2"/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4422922.64593">
                <text:p>1554422922.64593</text:p>
                <draw:g>
                  <svg:desc>data_4_3_18_52.B3:data_4_3_18_52.B200</svg:desc>
                </draw:g>
              </table:table-cell>
              <table:table-cell office:value-type="float" office:value="0">
                <text:p>0</text:p>
                <draw:g>
                  <svg:desc>data_4_3_18_52.F3:data_4_3_18_52.F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4422922.67879">
                <text:p>1554422922.67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4422922.71159">
                <text:p>1554422922.7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4422922.74555">
                <text:p>1554422922.7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4422922.77511">
                <text:p>1554422922.77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4422922.80397">
                <text:p>1554422922.80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4422922.83281">
                <text:p>1554422922.8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4422922.86277">
                <text:p>1554422922.86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4422922.89309">
                <text:p>1554422922.89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4422922.9237">
                <text:p>1554422922.9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4422922.95411">
                <text:p>1554422922.95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4422922.98433">
                <text:p>1554422922.98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4422923.01469">
                <text:p>1554422923.0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422923.04503">
                <text:p>1554422923.04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4422923.07539">
                <text:p>1554422923.07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4422923.10542">
                <text:p>1554422923.1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4422923.13581">
                <text:p>1554422923.13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4422923.16612">
                <text:p>1554422923.16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4422923.19649">
                <text:p>1554422923.1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422923.22703">
                <text:p>1554422923.2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4422923.25748">
                <text:p>1554422923.2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4422923.28793">
                <text:p>1554422923.2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4422923.31806">
                <text:p>1554422923.3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4422923.34831">
                <text:p>1554422923.34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4422923.37819">
                <text:p>1554422923.3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4422923.40794">
                <text:p>1554422923.40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4422923.43714">
                <text:p>1554422923.4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4422923.46586">
                <text:p>1554422923.46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422923.49513">
                <text:p>1554422923.4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4422923.52548">
                <text:p>1554422923.52548</text:p>
              </table:table-cell>
              <table:table-cell office:value-type="float" office:value="0.0144024010561437">
                <text:p>0.0144024010561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4422923.55498">
                <text:p>1554422923.55498</text:p>
              </table:table-cell>
              <table:table-cell office:value-type="float" office:value="0.0421526222456106">
                <text:p>0.0421526222456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4422923.58525">
                <text:p>1554422923.58525</text:p>
              </table:table-cell>
              <table:table-cell office:value-type="float" office:value="0.085303754682632">
                <text:p>0.085303754682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4422923.61569">
                <text:p>1554422923.61569</text:p>
              </table:table-cell>
              <table:table-cell office:value-type="float" office:value="0.143697243038345">
                <text:p>0.143697243038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4422923.64644">
                <text:p>1554422923.64644</text:p>
              </table:table-cell>
              <table:table-cell office:value-type="float" office:value="0.218220258706575">
                <text:p>0.218220258706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4422923.67606">
                <text:p>1554422923.67606</text:p>
              </table:table-cell>
              <table:table-cell office:value-type="float" office:value="0.304533111522562">
                <text:p>0.304533111522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4422923.70627">
                <text:p>1554422923.70627</text:p>
              </table:table-cell>
              <table:table-cell office:value-type="float" office:value="0.407874238155773">
                <text:p>0.407874238155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4422923.73591">
                <text:p>1554422923.73591</text:p>
              </table:table-cell>
              <table:table-cell office:value-type="float" office:value="0.524219948630735">
                <text:p>0.524219948630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4422923.76546">
                <text:p>1554422923.76546</text:p>
              </table:table-cell>
              <table:table-cell office:value-type="float" office:value="0.655221340787986">
                <text:p>0.655221340787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4422923.7968">
                <text:p>1554422923.7968</text:p>
              </table:table-cell>
              <table:table-cell office:value-type="float" office:value="0.784539541018298">
                <text:p>0.784539541018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4422923.82708">
                <text:p>1554422923.82708</text:p>
              </table:table-cell>
              <table:table-cell office:value-type="float" office:value="0.900461208864808">
                <text:p>0.9004612088648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4422923.85717">
                <text:p>1554422923.85717</text:p>
              </table:table-cell>
              <table:table-cell office:value-type="float" office:value="1.00678358108144">
                <text:p>1.00678358108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422923.8867">
                <text:p>1554422923.8867</text:p>
              </table:table-cell>
              <table:table-cell office:value-type="float" office:value="1.1263270032619">
                <text:p>1.1263270032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4422923.91596">
                <text:p>1554422923.91596</text:p>
              </table:table-cell>
              <table:table-cell office:value-type="float" office:value="1.25987408774762">
                <text:p>1.25987408774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4422923.9452">
                <text:p>1554422923.9452</text:p>
              </table:table-cell>
              <table:table-cell office:value-type="float" office:value="1.40855633945278">
                <text:p>1.40855633945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4422923.9749">
                <text:p>1554422923.9749</text:p>
              </table:table-cell>
              <table:table-cell office:value-type="float" office:value="1.55091282316311">
                <text:p>1.55091282316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4422924.00482">
                <text:p>1554422924.00482</text:p>
              </table:table-cell>
              <table:table-cell office:value-type="float" office:value="1.68550154276647">
                <text:p>1.68550154276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4422924.03502">
                <text:p>1554422924.03502</text:p>
              </table:table-cell>
              <table:table-cell office:value-type="float" office:value="1.8124425306686">
                <text:p>1.8124425306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4422924.06551">
                <text:p>1554422924.06551</text:p>
              </table:table-cell>
              <table:table-cell office:value-type="float" office:value="1.93146627566321">
                <text:p>1.93146627566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4422924.09635">
                <text:p>1554422924.09635</text:p>
              </table:table-cell>
              <table:table-cell office:value-type="float" office:value="2.04253972718298">
                <text:p>2.04253972718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4422924.12602">
                <text:p>1554422924.12602</text:p>
              </table:table-cell>
              <table:table-cell office:value-type="float" office:value="2.14076240255291">
                <text:p>2.14076240255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4422924.15624">
                <text:p>1554422924.15624</text:p>
              </table:table-cell>
              <table:table-cell office:value-type="float" office:value="2.23181674664963">
                <text:p>2.23181674664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4422924.1856">
                <text:p>1554422924.1856</text:p>
              </table:table-cell>
              <table:table-cell office:value-type="float" office:value="2.31184300521914">
                <text:p>2.31184300521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422924.21694">
                <text:p>1554422924.21694</text:p>
              </table:table-cell>
              <table:table-cell office:value-type="float" office:value="2.3875998288752">
                <text:p>2.38759982887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4422924.24851">
                <text:p>1554422924.24851</text:p>
              </table:table-cell>
              <table:table-cell office:value-type="float" office:value="2.4541545714416">
                <text:p>2.4541545714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4422924.29519">
                <text:p>1554422924.29519</text:p>
              </table:table-cell>
              <table:table-cell office:value-type="float" office:value="2.53117838701541">
                <text:p>2.53117838701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4422924.33016">
                <text:p>1554422924.33016</text:p>
              </table:table-cell>
              <table:table-cell office:value-type="float" office:value="2.57688167780154">
                <text:p>2.57688167780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4422924.36164">
                <text:p>1554422924.36164</text:p>
              </table:table-cell>
              <table:table-cell office:value-type="float" office:value="2.60829904514243">
                <text:p>2.60829904514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4422924.3924">
                <text:p>1554422924.3924</text:p>
              </table:table-cell>
              <table:table-cell office:value-type="float" office:value="2.62971572203288">
                <text:p>2.62971572203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4422924.4232">
                <text:p>1554422924.4232</text:p>
              </table:table-cell>
              <table:table-cell office:value-type="float" office:value="2.64185053647194">
                <text:p>2.64185053647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4422924.45314">
                <text:p>1554422924.45314</text:p>
              </table:table-cell>
              <table:table-cell office:value-type="float" office:value="2.64484906651006">
                <text:p>2.64484906651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4422924.48423">
                <text:p>1554422924.48423</text:p>
              </table:table-cell>
              <table:table-cell office:value-type="float" office:value="2.63847714379373">
                <text:p>2.63847714379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4422924.52102">
                <text:p>1554422924.52102</text:p>
              </table:table-cell>
              <table:table-cell office:value-type="float" office:value="2.61766303674208">
                <text:p>2.61766303674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4422924.55567">
                <text:p>1554422924.55567</text:p>
              </table:table-cell>
              <table:table-cell office:value-type="float" office:value="2.58627479882195">
                <text:p>2.58627479882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4422924.58998">
                <text:p>1554422924.58998</text:p>
              </table:table-cell>
              <table:table-cell office:value-type="float" office:value="2.54364323312135">
                <text:p>2.54364323312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4422924.61983">
                <text:p>1554422924.61983</text:p>
              </table:table-cell>
              <table:table-cell office:value-type="float" office:value="2.52262953436976">
                <text:p>2.522629534369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4422924.64948">
                <text:p>1554422924.64948</text:p>
              </table:table-cell>
              <table:table-cell office:value-type="float" office:value="2.51781147740131">
                <text:p>2.51781147740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4422924.6794">
                <text:p>1554422924.6794</text:p>
              </table:table-cell>
              <table:table-cell office:value-type="float" office:value="2.52950304135891">
                <text:p>2.52950304135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4422924.71075">
                <text:p>1554422924.71075</text:p>
              </table:table-cell>
              <table:table-cell office:value-type="float" office:value="2.53210570791362">
                <text:p>2.53210570791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4422924.74189">
                <text:p>1554422924.74189</text:p>
              </table:table-cell>
              <table:table-cell office:value-type="float" office:value="2.52517517588653">
                <text:p>2.52517517588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4422924.77213">
                <text:p>1554422924.77213</text:p>
              </table:table-cell>
              <table:table-cell office:value-type="float" office:value="2.50947300952925">
                <text:p>2.50947300952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4422924.80249">
                <text:p>1554422924.80249</text:p>
              </table:table-cell>
              <table:table-cell office:value-type="float" office:value="2.48465503913076">
                <text:p>2.48465503913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4422924.83339">
                <text:p>1554422924.83339</text:p>
              </table:table-cell>
              <table:table-cell office:value-type="float" office:value="2.45003011482383">
                <text:p>2.450030114823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422924.87406">
                <text:p>1554422924.87406</text:p>
              </table:table-cell>
              <table:table-cell office:value-type="float" office:value="2.43548742609224">
                <text:p>2.435487426092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422924.90446">
                <text:p>1554422924.90446</text:p>
              </table:table-cell>
              <table:table-cell office:value-type="float" office:value="2.44221602678001">
                <text:p>2.44221602678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422924.93694">
                <text:p>1554422924.93694</text:p>
              </table:table-cell>
              <table:table-cell office:value-type="float" office:value="2.46974616180735">
                <text:p>2.46974616180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4422924.96586">
                <text:p>1554422924.96586</text:p>
              </table:table-cell>
              <table:table-cell office:value-type="float" office:value="2.48605519316449">
                <text:p>2.4860551931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4422924.99536">
                <text:p>1554422924.99536</text:p>
              </table:table-cell>
              <table:table-cell office:value-type="float" office:value="2.49415171757771">
                <text:p>2.49415171757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4422925.02479">
                <text:p>1554422925.02479</text:p>
              </table:table-cell>
              <table:table-cell office:value-type="float" office:value="2.49373048111392">
                <text:p>2.49373048111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422925.05407">
                <text:p>1554422925.05407</text:p>
              </table:table-cell>
              <table:table-cell office:value-type="float" office:value="2.48489379281146">
                <text:p>2.48489379281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4422925.08394">
                <text:p>1554422925.08394</text:p>
              </table:table-cell>
              <table:table-cell office:value-type="float" office:value="2.46713418584728">
                <text:p>2.46713418584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4422925.1138">
                <text:p>1554422925.1138</text:p>
              </table:table-cell>
              <table:table-cell office:value-type="float" office:value="2.44062287727554">
                <text:p>2.44062287727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4422925.14352">
                <text:p>1554422925.14352</text:p>
              </table:table-cell>
              <table:table-cell office:value-type="float" office:value="2.40557623174555">
                <text:p>2.40557623174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4422925.17491">
                <text:p>1554422925.17491</text:p>
              </table:table-cell>
              <table:table-cell office:value-type="float" office:value="2.38781818217581">
                <text:p>2.38781818217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4422925.20553">
                <text:p>1554422925.20553</text:p>
              </table:table-cell>
              <table:table-cell office:value-type="float" office:value="2.3890681625232">
                <text:p>2.3890681625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4422925.23497">
                <text:p>1554422925.23497</text:p>
              </table:table-cell>
              <table:table-cell office:value-type="float" office:value="2.40765690946494">
                <text:p>2.40765690946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4422925.26415">
                <text:p>1554422925.26415</text:p>
              </table:table-cell>
              <table:table-cell office:value-type="float" office:value="2.4177250936081">
                <text:p>2.4177250936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4422925.29355">
                <text:p>1554422925.29355</text:p>
              </table:table-cell>
              <table:table-cell office:value-type="float" office:value="2.41938465788993">
                <text:p>2.4193846578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4422925.32278">
                <text:p>1554422925.32278</text:p>
              </table:table-cell>
              <table:table-cell office:value-type="float" office:value="2.41265189928177">
                <text:p>2.41265189928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4422925.35229">
                <text:p>1554422925.35229</text:p>
              </table:table-cell>
              <table:table-cell office:value-type="float" office:value="2.3973062852042">
                <text:p>2.3973062852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4422925.38262">
                <text:p>1554422925.38262</text:p>
              </table:table-cell>
              <table:table-cell office:value-type="float" office:value="2.37251186219056">
                <text:p>2.37251186219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4422925.41294">
                <text:p>1554422925.41294</text:p>
              </table:table-cell>
              <table:table-cell office:value-type="float" office:value="2.36639725200513">
                <text:p>2.366397252005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4422925.442">
                <text:p>1554422925.442</text:p>
              </table:table-cell>
              <table:table-cell office:value-type="float" office:value="2.37791556862163">
                <text:p>2.37791556862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4422925.47272">
                <text:p>1554422925.47272</text:p>
              </table:table-cell>
              <table:table-cell office:value-type="float" office:value="2.40975898257185">
                <text:p>2.40975898257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4422925.50323">
                <text:p>1554422925.50323</text:p>
              </table:table-cell>
              <table:table-cell office:value-type="float" office:value="2.43224938687817">
                <text:p>2.432249386878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4422925.53398">
                <text:p>1554422925.53398</text:p>
              </table:table-cell>
              <table:table-cell office:value-type="float" office:value="2.44563358523439">
                <text:p>2.44563358523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422925.56518">
                <text:p>1554422925.56518</text:p>
              </table:table-cell>
              <table:table-cell office:value-type="float" office:value="2.44966221663355">
                <text:p>2.44966221663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4422925.59576">
                <text:p>1554422925.59576</text:p>
              </table:table-cell>
              <table:table-cell office:value-type="float" office:value="2.4444321193458">
                <text:p>2.4444321193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4422925.62682">
                <text:p>1554422925.62682</text:p>
              </table:table-cell>
              <table:table-cell office:value-type="float" office:value="2.4296540292316">
                <text:p>2.42965402923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4422925.65669">
                <text:p>1554422925.65669</text:p>
              </table:table-cell>
              <table:table-cell office:value-type="float" office:value="2.40668684570431">
                <text:p>2.40668684570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4422925.68669">
                <text:p>1554422925.68669</text:p>
              </table:table-cell>
              <table:table-cell office:value-type="float" office:value="2.37479731896878">
                <text:p>2.374797318968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4422925.71855">
                <text:p>1554422925.71855</text:p>
              </table:table-cell>
              <table:table-cell office:value-type="float" office:value="2.36235990144232">
                <text:p>2.362359901442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4422925.74932">
                <text:p>1554422925.74932</text:p>
              </table:table-cell>
              <table:table-cell office:value-type="float" office:value="2.37061558426209">
                <text:p>2.37061558426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4422925.77948">
                <text:p>1554422925.77948</text:p>
              </table:table-cell>
              <table:table-cell office:value-type="float" office:value="2.39843784862052">
                <text:p>2.39843784862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4422925.80949">
                <text:p>1554422925.80949</text:p>
              </table:table-cell>
              <table:table-cell office:value-type="float" office:value="2.41728768528674">
                <text:p>2.41728768528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422925.84744">
                <text:p>1554422925.84744</text:p>
              </table:table-cell>
              <table:table-cell office:value-type="float" office:value="2.4269864044627">
                <text:p>2.4269864044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4422925.87778">
                <text:p>1554422925.87778</text:p>
              </table:table-cell>
              <table:table-cell office:value-type="float" office:value="2.42570757178639">
                <text:p>2.42570757178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4422925.90817">
                <text:p>1554422925.90817</text:p>
              </table:table-cell>
              <table:table-cell office:value-type="float" office:value="2.41536418057552">
                <text:p>2.41536418057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4422925.93898">
                <text:p>1554422925.93898</text:p>
              </table:table-cell>
              <table:table-cell office:value-type="float" office:value="2.39555822971115">
                <text:p>2.39555822971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4422925.96856">
                <text:p>1554422925.96856</text:p>
              </table:table-cell>
              <table:table-cell office:value-type="float" office:value="2.36796833037391">
                <text:p>2.367968330373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4422925.99906">
                <text:p>1554422925.99906</text:p>
              </table:table-cell>
              <table:table-cell office:value-type="float" office:value="2.35996268395656">
                <text:p>2.359962683956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4422926.03019">
                <text:p>1554422926.03019</text:p>
              </table:table-cell>
              <table:table-cell office:value-type="float" office:value="2.37338280624573">
                <text:p>2.37338280624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4422926.06113">
                <text:p>1554422926.06113</text:p>
              </table:table-cell>
              <table:table-cell office:value-type="float" office:value="2.40836348155619">
                <text:p>2.40836348155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4422926.09179">
                <text:p>1554422926.09179</text:p>
              </table:table-cell>
              <table:table-cell office:value-type="float" office:value="2.43379239507601">
                <text:p>2.433792395076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4422926.12264">
                <text:p>1554422926.12264</text:p>
              </table:table-cell>
              <table:table-cell office:value-type="float" office:value="2.45003674829043">
                <text:p>2.45003674829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4422926.1533">
                <text:p>1554422926.1533</text:p>
              </table:table-cell>
              <table:table-cell office:value-type="float" office:value="2.45695681519639">
                <text:p>2.45695681519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4422926.1843">
                <text:p>1554422926.1843</text:p>
              </table:table-cell>
              <table:table-cell office:value-type="float" office:value="2.4545201073507">
                <text:p>2.4545201073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4422926.2155">
                <text:p>1554422926.2155</text:p>
              </table:table-cell>
              <table:table-cell office:value-type="float" office:value="2.44252315210375">
                <text:p>2.44252315210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4422926.2454">
                <text:p>1554422926.2454</text:p>
              </table:table-cell>
              <table:table-cell office:value-type="float" office:value="2.42224329268467">
                <text:p>2.42224329268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4422926.27773">
                <text:p>1554422926.27773</text:p>
              </table:table-cell>
              <table:table-cell office:value-type="float" office:value="2.39006318963889">
                <text:p>2.39006318963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4422926.30835">
                <text:p>1554422926.30835</text:p>
              </table:table-cell>
              <table:table-cell office:value-type="float" office:value="2.38105161257633">
                <text:p>2.381051612576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4422926.33783">
                <text:p>1554422926.33783</text:p>
              </table:table-cell>
              <table:table-cell office:value-type="float" office:value="2.39254063322648">
                <text:p>2.392540633226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4422926.36851">
                <text:p>1554422926.36851</text:p>
              </table:table-cell>
              <table:table-cell office:value-type="float" office:value="2.42665200764139">
                <text:p>2.426652007641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422926.39876">
                <text:p>1554422926.39876</text:p>
              </table:table-cell>
              <table:table-cell office:value-type="float" office:value="2.4512979623737">
                <text:p>2.45129796237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4422926.42897">
                <text:p>1554422926.42897</text:p>
              </table:table-cell>
              <table:table-cell office:value-type="float" office:value="2.46695368444959">
                <text:p>2.466953684449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4422926.45942">
                <text:p>1554422926.45942</text:p>
              </table:table-cell>
              <table:table-cell office:value-type="float" office:value="2.47363454061056">
                <text:p>2.47363454061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4422926.49032">
                <text:p>1554422926.49032</text:p>
              </table:table-cell>
              <table:table-cell office:value-type="float" office:value="2.4710433123537">
                <text:p>2.4710433123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4422926.52155">
                <text:p>1554422926.52155</text:p>
              </table:table-cell>
              <table:table-cell office:value-type="float" office:value="2.45885461960102">
                <text:p>2.45885461960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4422926.55178">
                <text:p>1554422926.55178</text:p>
              </table:table-cell>
              <table:table-cell office:value-type="float" office:value="2.43808332512241">
                <text:p>2.43808332512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4422926.58266">
                <text:p>1554422926.58266</text:p>
              </table:table-cell>
              <table:table-cell office:value-type="float" office:value="2.40752037555797">
                <text:p>2.407520375557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4422926.61478">
                <text:p>1554422926.61478</text:p>
              </table:table-cell>
              <table:table-cell office:value-type="float" office:value="2.40033710332214">
                <text:p>2.40033710332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4422926.64461">
                <text:p>1554422926.64461</text:p>
              </table:table-cell>
              <table:table-cell office:value-type="float" office:value="2.41518635539601">
                <text:p>2.41518635539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4422926.67433">
                <text:p>1554422926.67433</text:p>
              </table:table-cell>
              <table:table-cell office:value-type="float" office:value="2.45165112718374">
                <text:p>2.45165112718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422926.7046">
                <text:p>1554422926.7046</text:p>
              </table:table-cell>
              <table:table-cell office:value-type="float" office:value="2.47980097353212">
                <text:p>2.47980097353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4422926.73522">
                <text:p>1554422926.73522</text:p>
              </table:table-cell>
              <table:table-cell office:value-type="float" office:value="2.4990657515495">
                <text:p>2.4990657515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4422926.76569">
                <text:p>1554422926.76569</text:p>
              </table:table-cell>
              <table:table-cell office:value-type="float" office:value="2.50912889427558">
                <text:p>2.509128894275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4422926.79692">
                <text:p>1554422926.79692</text:p>
              </table:table-cell>
              <table:table-cell office:value-type="float" office:value="2.50987079100779">
                <text:p>2.50987079100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4422926.82695">
                <text:p>1554422926.82695</text:p>
              </table:table-cell>
              <table:table-cell office:value-type="float" office:value="2.50173567199304">
                <text:p>2.50173567199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4422926.85706">
                <text:p>1554422926.85706</text:p>
              </table:table-cell>
              <table:table-cell office:value-type="float" office:value="2.48468815764712">
                <text:p>2.48468815764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4422926.89031">
                <text:p>1554422926.89031</text:p>
              </table:table-cell>
              <table:table-cell office:value-type="float" office:value="2.4550076150761">
                <text:p>2.45500761507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4422926.92193">
                <text:p>1554422926.92193</text:p>
              </table:table-cell>
              <table:table-cell office:value-type="float" office:value="2.41698147936786">
                <text:p>2.416981479367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4422926.95307">
                <text:p>1554422926.95307</text:p>
              </table:table-cell>
              <table:table-cell office:value-type="float" office:value="2.40364070623269">
                <text:p>2.40364070623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4422926.98268">
                <text:p>1554422926.98268</text:p>
              </table:table-cell>
              <table:table-cell office:value-type="float" office:value="2.41306929411092">
                <text:p>2.41306929411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4422927.0121">
                <text:p>1554422927.0121</text:p>
              </table:table-cell>
              <table:table-cell office:value-type="float" office:value="2.44456379536906">
                <text:p>2.44456379536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4422927.04284">
                <text:p>1554422927.04284</text:p>
              </table:table-cell>
              <table:table-cell office:value-type="float" office:value="2.4681977848423">
                <text:p>2.4681977848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4422927.07314">
                <text:p>1554422927.07314</text:p>
              </table:table-cell>
              <table:table-cell office:value-type="float" office:value="2.48248982561383">
                <text:p>2.482489825613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4422927.10362">
                <text:p>1554422927.10362</text:p>
              </table:table-cell>
              <table:table-cell office:value-type="float" office:value="2.48774439439806">
                <text:p>2.487744394398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4422927.13379">
                <text:p>1554422927.13379</text:p>
              </table:table-cell>
              <table:table-cell office:value-type="float" office:value="2.48401128510831">
                <text:p>2.484011285108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4422927.16459">
                <text:p>1554422927.16459</text:p>
              </table:table-cell>
              <table:table-cell office:value-type="float" office:value="2.47089566229963">
                <text:p>2.470895662299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4422927.19509">
                <text:p>1554422927.19509</text:p>
              </table:table-cell>
              <table:table-cell office:value-type="float" office:value="2.448770323553">
                <text:p>2.448770323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4422927.22552">
                <text:p>1554422927.22552</text:p>
              </table:table-cell>
              <table:table-cell office:value-type="float" office:value="2.41761588318632">
                <text:p>2.41761588318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4422927.25771">
                <text:p>1554422927.25771</text:p>
              </table:table-cell>
              <table:table-cell office:value-type="float" office:value="2.37449144627526">
                <text:p>2.37449144627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4422927.28874">
                <text:p>1554422927.28874</text:p>
              </table:table-cell>
              <table:table-cell office:value-type="float" office:value="2.32347774293607">
                <text:p>2.323477742936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4422927.32171">
                <text:p>1554422927.32171</text:p>
              </table:table-cell>
              <table:table-cell office:value-type="float" office:value="2.25859382179416">
                <text:p>2.25859382179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422927.35273">
                <text:p>1554422927.35273</text:p>
              </table:table-cell>
              <table:table-cell office:value-type="float" office:value="2.18812446404666">
                <text:p>2.18812446404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4422927.38405">
                <text:p>1554422927.38405</text:p>
              </table:table-cell>
              <table:table-cell office:value-type="float" office:value="2.10731995771202">
                <text:p>2.107319957712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4422927.41522">
                <text:p>1554422927.41522</text:p>
              </table:table-cell>
              <table:table-cell office:value-type="float" office:value="2.0174187991803">
                <text:p>2.01741879918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4422927.44597">
                <text:p>1554422927.44597</text:p>
              </table:table-cell>
              <table:table-cell office:value-type="float" office:value="1.91941183470697">
                <text:p>1.91941183470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4422927.47796">
                <text:p>1554422927.47796</text:p>
              </table:table-cell>
              <table:table-cell office:value-type="float" office:value="1.8074193618989">
                <text:p>1.8074193618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4422927.50877">
                <text:p>1554422927.50877</text:p>
              </table:table-cell>
              <table:table-cell office:value-type="float" office:value="1.69023165034209">
                <text:p>1.690231650342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4422927.53904">
                <text:p>1554422927.53904</text:p>
              </table:table-cell>
              <table:table-cell office:value-type="float" office:value="1.56611005751126">
                <text:p>1.56611005751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4422927.56983">
                <text:p>1554422927.56983</text:p>
              </table:table-cell>
              <table:table-cell office:value-type="float" office:value="1.46446103818043">
                <text:p>1.46446103818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4422927.59944">
                <text:p>1554422927.59944</text:p>
              </table:table-cell>
              <table:table-cell office:value-type="float" office:value="1.38972417381249">
                <text:p>1.389724173812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4422927.62871">
                <text:p>1554422927.62871</text:p>
              </table:table-cell>
              <table:table-cell office:value-type="float" office:value="1.33872248962623">
                <text:p>1.33872248962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4422927.65797">
                <text:p>1554422927.65797</text:p>
              </table:table-cell>
              <table:table-cell office:value-type="float" office:value="1.2793231865904">
                <text:p>1.27932318659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422927.68708">
                <text:p>1554422927.68708</text:p>
              </table:table-cell>
              <table:table-cell office:value-type="float" office:value="1.21191362056577">
                <text:p>1.21191362056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4422927.71665">
                <text:p>1554422927.71665</text:p>
              </table:table-cell>
              <table:table-cell office:value-type="float" office:value="1.13485329565517">
                <text:p>1.134853295655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4422927.74699">
                <text:p>1554422927.74699</text:p>
              </table:table-cell>
              <table:table-cell office:value-type="float" office:value="1.08068320674091">
                <text:p>1.080683206740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4422927.77733">
                <text:p>1554422927.77733</text:p>
              </table:table-cell>
              <table:table-cell office:value-type="float" office:value="1.05179098189098">
                <text:p>1.05179098189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4422927.8075">
                <text:p>1554422927.8075</text:p>
              </table:table-cell>
              <table:table-cell office:value-type="float" office:value="1.04841243601196">
                <text:p>1.04841243601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4422927.83772">
                <text:p>1554422927.83772</text:p>
              </table:table-cell>
              <table:table-cell office:value-type="float" office:value="1.07084699115692">
                <text:p>1.07084699115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4422927.86805">
                <text:p>1554422927.86805</text:p>
              </table:table-cell>
              <table:table-cell office:value-type="float" office:value="1.08433151132645">
                <text:p>1.084331511326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4422927.89831">
                <text:p>1554422927.89831</text:p>
              </table:table-cell>
              <table:table-cell office:value-type="float" office:value="1.08880003049971">
                <text:p>1.088800030499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4422927.92884">
                <text:p>1554422927.92884</text:p>
              </table:table-cell>
              <table:table-cell office:value-type="float" office:value="1.08415915240572">
                <text:p>1.084159152405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4422927.95946">
                <text:p>1554422927.95946</text:p>
              </table:table-cell>
              <table:table-cell office:value-type="float" office:value="1.07029943711732">
                <text:p>1.070299437117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4422927.99101">
                <text:p>1554422927.99101</text:p>
              </table:table-cell>
              <table:table-cell office:value-type="float" office:value="1.04626542470599">
                <text:p>1.046265424705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4422928.02107">
                <text:p>1554422928.02107</text:p>
              </table:table-cell>
              <table:table-cell office:value-type="float" office:value="1.01448253355426">
                <text:p>1.014482533554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4422928.05169">
                <text:p>1554422928.05169</text:p>
              </table:table-cell>
              <table:table-cell office:value-type="float" office:value="0.972920081872446">
                <text:p>0.9729200818724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4422928.08348">
                <text:p>1554422928.08348</text:p>
              </table:table-cell>
              <table:table-cell office:value-type="float" office:value="0.919824679410417">
                <text:p>0.9198246794104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4422928.11522">
                <text:p>1554422928.11522</text:p>
              </table:table-cell>
              <table:table-cell office:value-type="float" office:value="0.856944369206929">
                <text:p>0.856944369206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4422928.14848">
                <text:p>1554422928.14848</text:p>
              </table:table-cell>
              <table:table-cell office:value-type="float" office:value="0.780213431962039">
                <text:p>0.780213431962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4422928.18022">
                <text:p>1554422928.18022</text:p>
              </table:table-cell>
              <table:table-cell office:value-type="float" office:value="0.715382892416907">
                <text:p>0.715382892416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4422928.21021">
                <text:p>1554422928.21021</text:p>
              </table:table-cell>
              <table:table-cell office:value-type="float" office:value="0.645321446437878">
                <text:p>0.645321446437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4422928.24084">
                <text:p>1554422928.24084</text:p>
              </table:table-cell>
              <table:table-cell office:value-type="float" office:value="0.564533624849778">
                <text:p>0.5645336248497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4422928.26991">
                <text:p>1554422928.26991</text:p>
              </table:table-cell>
              <table:table-cell office:value-type="float" office:value="0.479584448485094">
                <text:p>0.4795844484850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4422928.33534">
                <text:p>1554422928.33534</text:p>
              </table:table-cell>
              <table:table-cell office:value-type="float" office:value="0.246353688806265">
                <text:p>0.2463536888062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4422928.41996">
                <text:p>1554422928.4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4422928.5259">
                <text:p>1554422928.5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4422928.61035">
                <text:p>1554422928.6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54422928.69569">
                <text:p>1554422928.69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4422928.78096">
                <text:p>1554422928.78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4422928.86631">
                <text:p>1554422928.86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4422928.95174">
                <text:p>1554422928.95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4422929.02174">
                <text:p>1554422929.0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4422929.09621">
                <text:p>1554422929.0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4422929.17072">
                <text:p>1554422929.1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4422929.24541">
                <text:p>1554422929.24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4422929.33007">
                <text:p>1554422929.3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54422929.3999">
                <text:p>1554422929.3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